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Excel_BuiltIn_Currency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8" style:family="table-cell" style:parent-style-name="Excel_BuiltIn_Currency" style:data-style-name="N36">
      <style:table-cell-properties style:vertical-align="automatic" fo:background-color="transparent" style:cell-protect="protected"/>
    </style:style>
    <style:style style:name="ce9" style:family="table-cell" style:parent-style-name="Excel_BuiltIn_Currency" style:data-style-name="N0">
      <style:table-cell-properties style:vertical-align="automatic" fo:background-color="transparent" style:cell-protect="protected"/>
    </style:style>
    <style:style style:name="ce10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66CC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BuiltIn_Currency" style:data-style-name="N2">
      <style:table-cell-properties style:vertical-align="automatic" fo:background-color="transparent" style:cell-protect="protecte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1.45520833333333cm" style:use-optimal-column-width="true"/>
    </style:style>
    <style:style style:name="co9" style:family="table-column">
      <style:table-column-properties fo:break-before="auto" style:column-width="0.740833333333333cm" style:use-optimal-column-width="true"/>
    </style:style>
    <style:style style:name="co10" style:family="table-column">
      <style:table-column-properties fo:break-before="auto" style:column-width="1.56104166666667cm" style:use-optimal-column-width="true"/>
    </style:style>
    <style:style style:name="co11" style:family="table-column">
      <style:table-column-properties fo:break-before="auto" style:column-width="1.29645833333333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co13" style:family="table-column">
      <style:table-column-properties fo:break-before="auto" style:column-width="1.5875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petitiu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4" table:default-cell-style-name="ce1"/>
        <table:table-row table:style-name="ro1">
          <table:table-cell table:style-name="ce2"/>
          <table:table-cell office:value-type="string" table:style-name="ce2">
            <text:p>Total Robot</text:p>
          </table:table-cell>
          <table:table-cell table:number-columns-repeated="2" table:style-name="ce2"/>
          <table:table-cell office:value-type="float" office:value="105.45416222222221" table:formula="of:=[.E4]+[.E31]+[.E55]" table:style-name="ce3">
            <text:p>105,45 €<text:s/></text:p>
          </table:table-cell>
          <table:table-cell table:number-columns-repeated="16379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6.8670111111111138" table:formula="of:=SUM([.C5:.C28])" table:style-name="ce6">
            <text:p>6,87 €<text:s/></text:p>
          </table:table-cell>
          <table:table-cell office:value-type="float" office:value="33" table:formula="of:=SUM([.D5:.D28])" table:style-name="ce7">
            <text:p>33</text:p>
          </table:table-cell>
          <table:table-cell office:value-type="float" office:value="7.375688888888889" table:formula="of:=SUM([.E5:.E28])" table:style-name="ce6">
            <text:p>7,38 €<text:s/></text:p>
          </table:table-cell>
          <table:table-cell office:value-type="float" office:value="57.75" table:formula="of:=SUM([.F5:.F28])" table:style-name="ce6">
            <text:p>57,75 €<text:s/></text:p>
          </table:table-cell>
          <table:table-cell office:value-type="float" office:value="10.41" table:formula="of:=SUM([.G5:.G28])" table:style-name="ce6">
            <text:p>10,41 €<text:s/></text:p>
          </table:table-cell>
          <table:table-cell office:value-type="float" office:value="19.451111111111111" table:formula="of:=SUM([.H5:.H28])" table:style-name="ce6">
            <text:p>19,45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PCB minisumo</text:p>
          </table:table-cell>
          <table:table-cell office:value-type="float" office:value="0.89399999999999991" table:formula="of:=[.F5]/10" table:style-name="ce8">
            <text:p>0,89 €<text:s/></text:p>
          </table:table-cell>
          <table:table-cell office:value-type="float" office:value="1" table:style-name="ce9">
            <text:p>1</text:p>
          </table:table-cell>
          <table:table-cell office:value-type="float" office:value="0.89399999999999991" table:formula="of:=[.C5]*[.D5]" table:style-name="ce8">
            <text:p>0,89 €<text:s/></text:p>
          </table:table-cell>
          <table:table-cell office:value-type="float" office:value="8.94" table:style-name="ce8">
            <text:p>8,94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Arduino nano + cable</text:p>
          </table:table-cell>
          <table:table-cell office:value-type="float" office:value="2.99" table:style-name="ce8">
            <text:p>2,99 €<text:s/></text:p>
          </table:table-cell>
          <table:table-cell office:value-type="float" office:value="1" table:style-name="ce9">
            <text:p>1</text:p>
          </table:table-cell>
          <table:table-cell office:value-type="float" office:value="2.99" table:formula="of:=[.C6]*[.D6]" table:style-name="ce8">
            <text:p>2,99 €<text:s/></text:p>
          </table:table-cell>
          <table:table-cell office:value-type="float" office:value="26.13" table:style-name="ce8">
            <text:p>26,1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>https://es.aliexpress.com/store/product/Nano-3-0-Mini-controlador-USB-ATmega328-5-V-16-m-tarjeta-del-controlador-Micro-Nano/1326062_32843606477.html?spm=a219c.search0104.3.3.384172f2tKvouV&amp;ws_ab_test=searchweb0_0%2Csearchweb201602_4_10065_10068_10547_1005</text:a></text:p>
          </table:table-cell>
          <table:table-cell office:value-type="string" table:style-name="ce10">
            <text:p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>https://es.aliexpress.com/store/product/Wholesale-5pcs-lot-Funduino-Nano-3-0-controller-compatible-with-arduino-nano-Free-Shipping/535576_1307092605.html?spm=a219c.search0104.3.73.384172f2tKvouV&amp;ws_ab_test=searchweb0_0,searchweb201602_4_10065_10068_10547_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Driver TB6612FNG</text:p>
          </table:table-cell>
          <table:table-cell office:value-type="float" office:value="1.306" table:formula="of:=[.F7]/10" table:style-name="ce8">
            <text:p>1,3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06" table:formula="of:=[.C7]*[.D7]" table:style-name="ce8">
            <text:p>1,31 €<text:s/></text:p>
          </table:table-cell>
          <table:table-cell office:value-type="float" office:value="13.06" table:style-name="ce8">
            <text:p>13,06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item/Dual-Motor-Driver-TB6612FNG-for-Arduino-Microcontroller-Better-than-L298N-Supporting-self-balanced-car-3PI/32287779353.html?spm=a2g0s.8937460.0.0.5a602e0eA0W0ei">https://es.aliexpress.com/item/Dual-Motor-Driver-TB6612FNG-for-Arduino-Microcontroller-Better-than-L298N-Supporting-self-balanced-car-3PI/32287779353.html?spm=a2g0s.8937460.0.0.5a602e0eA0W0ei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ins femella 40p</text:p>
          </table:table-cell>
          <table:table-cell office:value-type="float" office:value="0.21600000000000003" table:formula="of:=[.G8]/20" table:style-name="ce8">
            <text:p>0,2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43200000000000005" table:formula="of:=[.C8]*[.D8]" table:style-name="ce8">
            <text:p>0,43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negre</text:p>
          </table:table-cell>
          <table:table-cell office:value-type="float" office:value="0.17699999999999999" table:formula="of:=[.F9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9]*[.D9]" table:style-name="ce8">
            <text:p>0,18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verm</text:p>
          </table:table-cell>
          <table:table-cell office:value-type="float" office:value="0.20499999999999999" table:formula="of:=[.F10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0]*[.D10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blanc</text:p>
          </table:table-cell>
          <table:table-cell office:value-type="float" office:value="0.20499999999999999" table:formula="of:=[.F11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1]*[.D11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Interruptor 7x7mm</text:p>
          </table:table-cell>
          <table:table-cell office:value-type="float" office:value="9.0999999999999998E-2" table:formula="of:=[.G12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12]*[.D12]" table:style-name="ce8">
            <text:p>0,09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Terminal 3.5mm</text:p>
          </table:table-cell>
          <table:table-cell office:value-type="float" office:value="0.11799999999999999" table:formula="of:=[.G13]/20" table:style-name="ce8">
            <text:p>0,1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23599999999999999" table:formula="of:=[.C13]*[.D13]" table:style-name="ce8">
            <text:p>0,24 €<text:s/></text:p>
          </table:table-cell>
          <table:table-cell table:style-name="ce8"/>
          <table:table-cell office:value-type="float" office:value="2.36" table:style-name="ce8">
            <text:p>2,36 €<text:s/></text:p>
          </table:table-cell>
          <table:table-cell table:style-name="ce8"/>
          <table:table-cell office:value-type="string" table:style-name="ce10">
            <text:p><text:a xlink:href="https://es.aliexpress.com/item/20PCS-LOT-KF301-2P-3P-KF350-2P-3P-KF128-Screw-2Pin-3Pin-5-0mm-Straight-Pin/32889705942.html">https://es.aliexpress.com/item/20PCS-LOT-KF301-2P-3P-KF350-2P-3P-KF128-Screw-2Pin-3Pin-5-0mm-Straight-Pin/32889705942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olsador 3x6x4.3mm</text:p>
          </table:table-cell>
          <table:table-cell office:value-type="float" office:value="2.4700000000000003E-2" table:formula="of:=[.H14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14]*[.D14]" table:style-name="ce8">
            <text:p>0,02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Regulador 7805</text:p>
          </table:table-cell>
          <table:table-cell office:value-type="float" office:value="0.17299999999999999" table:formula="of:=[.F15]/10" table:style-name="ce8">
            <text:p>0,17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299999999999999" table:formula="of:=[.C15]*[.D15]" table:style-name="ce8">
            <text:p>0,17 €<text:s/></text:p>
          </table:table-cell>
          <table:table-cell office:value-type="float" office:value="1.73" table:style-name="ce8">
            <text:p>1,7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>https://es.aliexpress.com/store/product/Free-Shipping-50PCS-IC-L7805CV-L7805-7805-Voltage-Regulator-5V-1-5A-TO-220/604366_1936084347.html?spm=a219c.search0104.3.23.77f6648d7jEANF&amp;ws_ab_test=searchweb0_0,searchweb201602_4_10065_10068_5910015_10547_589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Diode 1N4148</text:p>
          </table:table-cell>
          <table:table-cell office:value-type="float" office:value="1.3399999999999999E-2" table:formula="of:=[.H16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399999999999999E-2" table:formula="of:=[.C16]*[.D16]" table:style-name="ce8">
            <text:p>0,01 €<text:s/></text:p>
          </table:table-cell>
          <table:table-cell table:number-columns-repeated="2" table:style-name="ce1"/>
          <table:table-cell office:value-type="float" office:value="1.3399999999999999" table:formula="of:=0.7+(2.77-(0.79+0.7))/2" table:style-name="ce8">
            <text:p>1,34 €<text:s/></text:p>
          </table:table-cell>
          <table:table-cell office:value-type="string" table:style-name="ce10">
            <text:p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>https://es.aliexpress.com/store/product/Free-shipping-100PCS-SMD-1N4148-LL4148-4148-LL34-switching-diode/511081_793795951.html?spm=a219c.search0104.3.16.2fe8150eA9VuzT&amp;ws_ab_test=searchweb0_0,searchweb201602_4_10065_10068_5910015_10547_5890015_10548_58800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Transistor NPN S8050</text:p>
          </table:table-cell>
          <table:table-cell office:value-type="float" office:value="1.4300000000000002E-2" table:formula="of:=[.H17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4.2900000000000008E-2" table:formula="of:=[.C17]*[.D17]" table:style-name="ce8">
            <text:p>0,04 €<text:s/></text:p>
          </table:table-cell>
          <table:table-cell table:number-columns-repeated="2" table:style-name="ce8"/>
          <table:table-cell office:value-type="float" office:value="1.4300000000000002" table:formula="of:=0.79+(2.77-(0.79+0.7))/2" table:style-name="ce8">
            <text:p>1,43 €<text:s/></text:p>
          </table:table-cell>
          <table:table-cell office:value-type="string" table:style-name="ce10">
            <text:p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>https://es.aliexpress.com/store/product/100pcs-Transistor-S8050-D331-NPN-TO92-Package-new/511081_32429477379.html?spm=a219c.search0104.3.8.77776771SxtHlD&amp;ws_ab_test=searchweb0_0,searchweb201602_4_10065_10068_5910015_10547_5890015_10548_10696_10084_5724015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Buzzer 12mm 5V</text:p>
          </table:table-cell>
          <table:table-cell office:value-type="float" office:value="0.20200000000000001" table:formula="of:=[.F18]/10" table:style-name="ce8">
            <text:p>0,20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200000000000001" table:formula="of:=[.C18]*[.D18]" table:style-name="ce8">
            <text:p>0,20 €<text:s/></text:p>
          </table:table-cell>
          <table:table-cell office:value-type="float" office:value="2.02" table:style-name="ce8">
            <text:p>2,02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>https://es.aliexpress.com/store/product/10-piezas-5-V-activa-zumbador-tono-continuo-magn-tico-alarma-del-12mm-MINI-Active-Piezo/1266255_32914327679.html?spm=a219c.search0104.3.9.6dce28a7XbGFrt&amp;ws_ab_test=searchweb0_0%2Csearchweb201602_4_10065_10068_59100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100nF</text:p>
          </table:table-cell>
          <table:table-cell office:value-type="float" office:value="2.53E-2" table:formula="of:=[.H19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53E-2" table:formula="of:=[.C19]*[.D19]" table:style-name="ce8">
            <text:p>0,03 €<text:s/></text:p>
          </table:table-cell>
          <table:table-cell table:number-columns-repeated="2" table:style-name="ce8"/>
          <table:table-cell office:value-type="float" office:value="2.5299999999999998" table:style-name="ce8">
            <text:p>2,53 €<text:s/></text:p>
          </table:table-cell>
          <table:table-cell office:value-type="string" table:style-name="ce10">
            <text:p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>https://es.aliexpress.com/store/product/100-piezas-100NF-X7R-Error-10-50-V-0-1-UF-104-1206-smd-del-env/2885226_32905749589.html?spm=a219c.search0104.3.22.51b33110x2DRCa&amp;ws_ab_test=searchweb0_0%2Csearchweb201602_4_10065_10068_5910015_10547_5890015_10548_5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330nF</text:p>
          </table:table-cell>
          <table:table-cell office:value-type="float" office:value="2.8300000000000002E-2" table:formula="of:=[.H20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8300000000000002E-2" table:formula="of:=[.C20]*[.D20]" table:style-name="ce8">
            <text:p>0,03 €<text:s/></text:p>
          </table:table-cell>
          <table:table-cell table:number-columns-repeated="2" table:style-name="ce8"/>
          <table:table-cell office:value-type="float" office:value="2.83" table:style-name="ce8">
            <text:p>2,83 €<text:s/></text:p>
          </table:table-cell>
          <table:table-cell office:value-type="string" table:style-name="ce10">
            <text:p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>https://es.aliexpress.com/store/product/100-piezas-1206-condensador-330NF-470NF-1-UF-2-2-UF-4-7-UF-50-V/1711463_32879068458.html?spm=a219c.search0104.3.2.703515ea5O75W7&amp;ws_ab_test=searchweb0_0%2Csearchweb201602_4_10065_10068_5910015_10547_5890015_10548_5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16V1mF</text:p>
          </table:table-cell>
          <table:table-cell office:value-type="float" office:value="9.5500000000000002E-2" table:formula="of:=[.G21]/20" table:style-name="ce8">
            <text:p>0,10 €<text:s/></text:p>
          </table:table-cell>
          <table:table-cell office:value-type="float" office:value="2" table:style-name="ce9">
            <text:p>2</text:p>
          </table:table-cell>
          <table:table-cell office:value-type="float" office:value="0.191" table:formula="of:=[.C21]*[.D21]" table:style-name="ce8">
            <text:p>0,19 €<text:s/></text:p>
          </table:table-cell>
          <table:table-cell table:style-name="ce8"/>
          <table:table-cell office:value-type="float" office:value="1.91" table:style-name="ce8">
            <text:p>1,91 €<text:s/></text:p>
          </table:table-cell>
          <table:table-cell table:style-name="ce8"/>
          <table:table-cell office:value-type="string" table:style-name="ce10">
            <text:p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>https://es.aliexpress.com/store/product/10v-1000UF-8-9aluminum-electrolytic-capacitor-1000uf-10v/826019_32814611460.html?spm=a219c.search0104.3.79.6a0b2971fS0eEi&amp;ws_ab_test=searchweb0_0,searchweb201602_4_10065_10068_5910015_10547_5890015_10548_5880016_10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2</text:p>
          </table:table-cell>
          <table:table-cell office:value-type="float" office:value="1.2644444444444444E-2" table:formula="of:=[.H22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2]*[.D22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20</text:p>
          </table:table-cell>
          <table:table-cell office:value-type="float" office:value="1.2644444444444444E-2" table:formula="of:=[.H23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23]*[.D23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K</text:p>
          </table:table-cell>
          <table:table-cell office:value-type="float" office:value="1.2644444444444444E-2" table:formula="of:=[.H24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4]*[.D24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K</text:p>
          </table:table-cell>
          <table:table-cell office:value-type="float" office:value="1.2644444444444444E-2" table:formula="of:=[.H25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5]*[.D25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4K7</text:p>
          </table:table-cell>
          <table:table-cell office:value-type="float" office:value="1.2644444444444444E-2" table:formula="of:=[.H26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6]*[.D26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6K8</text:p>
          </table:table-cell>
          <table:table-cell office:value-type="float" office:value="1.2644444444444444E-2" table:formula="of:=[.H27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7]*[.D27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0K</text:p>
          </table:table-cell>
          <table:table-cell office:value-type="float" office:value="1.2644444444444444E-2" table:formula="of:=[.H28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8]*[.D28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4.3819622222222225" table:formula="of:=SUM([.C32:.C52])" table:style-name="ce6">
            <text:p>4,38 €<text:s/></text:p>
          </table:table-cell>
          <table:table-cell office:value-type="float" office:value="45" table:formula="of:=SUM([.D32:.D52])" table:style-name="ce7">
            <text:p>45</text:p>
          </table:table-cell>
          <table:table-cell office:value-type="float" office:value="4.7234733333333336" table:formula="of:=SUM([.E32:.E52])" table:style-name="ce6">
            <text:p>4,72 €<text:s/></text:p>
          </table:table-cell>
          <table:table-cell office:value-type="float" office:value="38.86" table:formula="of:=SUM([.F32:.F52])" table:style-name="ce6">
            <text:p>38,86 €<text:s/></text:p>
          </table:table-cell>
          <table:table-cell office:value-type="float" office:value="6.9360000000000008" table:formula="of:=SUM([.G32:.G52])" table:style-name="ce6">
            <text:p>6,94 €<text:s/></text:p>
          </table:table-cell>
          <table:table-cell office:value-type="float" office:value="14.916222222222226" table:formula="of:=SUM([.H32:.H52])" table:style-name="ce6">
            <text:p>14,92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PCB shield</text:p>
          </table:table-cell>
          <table:table-cell office:value-type="float" office:value="0" table:formula="of:=[.F32]/10" table:style-name="ce8">
            <text:p>- €<text:s/></text:p>
          </table:table-cell>
          <table:table-cell office:value-type="float" office:value="1" table:style-name="ce9">
            <text:p>1</text:p>
          </table:table-cell>
          <table:table-cell office:value-type="float" office:value="0" table:formula="of:=[.C32]*[.D32]" table:style-name="ce8">
            <text:p>- €<text:s/></text:p>
          </table:table-cell>
          <table:table-cell office:value-type="float" office:value="0" table:style-name="ce8">
            <text:p>-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olsador 3x6x4.3mm</text:p>
          </table:table-cell>
          <table:table-cell office:value-type="float" office:value="2.4700000000000003E-2" table:formula="of:=[.H33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33]*[.D33]" table:style-name="ce8">
            <text:p>0,02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ins femella 40p</text:p>
          </table:table-cell>
          <table:table-cell office:value-type="float" office:value="0.21600000000000003" table:formula="of:=[.G34]/20" table:style-name="ce8">
            <text:p>0,22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1600000000000003" table:formula="of:=[.C34]*[.D34]" table:style-name="ce8">
            <text:p>0,22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negre</text:p>
          </table:table-cell>
          <table:table-cell office:value-type="float" office:value="0.17699999999999999" table:formula="of:=[.F35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35]*[.D35]" table:style-name="ce8">
            <text:p>0,18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verm</text:p>
          </table:table-cell>
          <table:table-cell office:value-type="float" office:value="0.20499999999999999" table:formula="of:=[.F36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6]*[.D36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blanc</text:p>
          </table:table-cell>
          <table:table-cell office:value-type="float" office:value="0.20499999999999999" table:formula="of:=[.F37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7]*[.D37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30mm</text:p>
          </table:table-cell>
          <table:table-cell office:value-type="float" office:value="0.43200000000000005" table:formula="of:=[.F38]/10" table:style-name="ce8">
            <text:p>0,4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43200000000000005" table:formula="of:=[.C38]*[.D38]" table:style-name="ce8">
            <text:p>0,43 €<text:s/></text:p>
          </table:table-cell>
          <table:table-cell office:value-type="float" office:value="4.32" table:style-name="ce8">
            <text:p>4,32 €<text:s/></text:p>
          </table:table-cell>
          <table:table-cell table:number-columns-repeated="2" table:style-name="ce1"/>
          <table:table-cell office:value-type="string" table:style-name="ce10">
            <text:p><text:a xlink:href="https://es.aliexpress.com/item/2-54mm-macho-de-una-fila-1-40-p-Breakaway-PCB-Pin-Header-largo-11-15/32891470557.html?spm=a2g0s.8937460.0.0.5a602e0eA0W0ei">https://es.aliexpress.com/item/2-54mm-macho-de-una-fila-1-40-p-Breakaway-PCB-Pin-Header-largo-11-15/32891470557.html?spm=a2g0s.8937460.0.0.5a602e0eA0W0ei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olsador 6x6x6mm</text:p>
          </table:table-cell>
          <table:table-cell office:value-type="float" office:value="3.6200000000000003E-2" table:formula="of:=[.H39]/100" table:style-name="ce8">
            <text:p>0,04 €<text:s/></text:p>
          </table:table-cell>
          <table:table-cell office:value-type="float" office:value="4" table:style-name="ce9">
            <text:p>4</text:p>
          </table:table-cell>
          <table:table-cell office:value-type="float" office:value="0.14480000000000001" table:formula="of:=[.C39]*[.D39]" table:style-name="ce8">
            <text:p>0,14 €<text:s/></text:p>
          </table:table-cell>
          <table:table-cell table:number-columns-repeated="2" table:style-name="ce8"/>
          <table:table-cell office:value-type="float" office:value="3.62" table:formula="of:=2.75+(5.44-(2.75+0.95))/2" table:style-name="ce8">
            <text:p>3,62 €<text:s/></text:p>
          </table:table-cell>
          <table:table-cell office:value-type="string" table:style-name="ce10">
            <text:p><text:a xlink:href="https://es.aliexpress.com/store/product/100pcs-8-Type-6mm-6mm-4Pin-Vertical-Tact-Switch-6x6mm-4P-Micro-Push-Button-Tactile-Switchs/1390139_32715988094.html?spm=a219c.12010612/itm2home-1.8148356.72.67106d2ca1FCKr">https://es.aliexpress.com/store/product/100pcs-8-Type-6mm-6mm-4Pin-Vertical-Tact-Switch-6x6mm-4P-Micro-Push-Button-Tactile-Switchs/1390139_32715988094.html?spm=a219c.12010612/itm2home-1.8148356.72.67106d2ca1FCKr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Interruptor 7x7mm</text:p>
          </table:table-cell>
          <table:table-cell office:value-type="float" office:value="9.0999999999999998E-2" table:formula="of:=[.G40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40]*[.D40]" table:style-name="ce8">
            <text:p>0,09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istencia 0R</text:p>
          </table:table-cell>
          <table:table-cell office:value-type="float" office:value="1.2644444444444444E-2" table:formula="of:=[.H41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1]*[.D41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330</text:p>
          </table:table-cell>
          <table:table-cell office:value-type="float" office:value="1.2644444444444444E-2" table:formula="of:=[.H42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2]*[.D42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K</text:p>
          </table:table-cell>
          <table:table-cell office:value-type="float" office:value="1.2644444444444444E-2" table:formula="of:=[.H43]/100" table:style-name="ce8">
            <text:p>0,01 €<text:s/></text:p>
          </table:table-cell>
          <table:table-cell office:value-type="float" office:value="9" table:style-name="ce9">
            <text:p>9</text:p>
          </table:table-cell>
          <table:table-cell office:value-type="float" office:value="0.1138" table:formula="of:=[.C43]*[.D43]" table:style-name="ce8">
            <text:p>0,1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4K7</text:p>
          </table:table-cell>
          <table:table-cell office:value-type="float" office:value="1.2644444444444444E-2" table:formula="of:=[.H44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44]*[.D44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0K</text:p>
          </table:table-cell>
          <table:table-cell office:value-type="float" office:value="1.2644444444444444E-2" table:formula="of:=[.H45]/100" table:style-name="ce8">
            <text:p>0,01 €<text:s/></text:p>
          </table:table-cell>
          <table:table-cell office:value-type="float" office:value="4" table:style-name="ce9">
            <text:p>4</text:p>
          </table:table-cell>
          <table:table-cell office:value-type="float" office:value="5.0577777777777777E-2" table:formula="of:=[.C45]*[.D45]" table:style-name="ce8">
            <text:p>0,05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verm</text:p>
          </table:table-cell>
          <table:table-cell office:value-type="float" office:value="6.4600000000000005E-3" table:formula="of:=[.H46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4600000000000005E-3" table:formula="of:=[.C46]*[.D46]" table:style-name="ce8">
            <text:p>0,01 €<text:s/></text:p>
          </table:table-cell>
          <table:table-cell table:number-columns-repeated="2" table:style-name="ce8"/>
          <table:table-cell office:value-type="float" office:value="0.64600000000000002" table:formula="of:=0.52+(3.3-(0.52+0.42+0.53+0.53+0.67))/5" table:style-name="ce8">
            <text:p>0,65 €<text:s/></text:p>
          </table:table-cell>
          <table:table-cell office:value-type="string" table:style-name="ce10">
            <text:p><text:a xlink:href="https://es.aliexpress.com/item/100PCS-Free-Shipping-1206-red-light-light-emitting-diode-SMD-LED-3216-Diodes-SMD-1206-led/32366957683.html">https://es.aliexpress.com/item/100PCS-Free-Shipping-1206-red-light-light-emitting-diode-SMD-LED-3216-Diodes-SMD-1206-led/32366957683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verd</text:p>
          </table:table-cell>
          <table:table-cell office:value-type="float" office:value="5.4599999999999996E-3" table:formula="of:=[.H47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6379999999999999E-2" table:formula="of:=[.C47]*[.D47]" table:style-name="ce8">
            <text:p>0,02 €<text:s/></text:p>
          </table:table-cell>
          <table:table-cell table:number-columns-repeated="2" table:style-name="ce8"/>
          <table:table-cell office:value-type="float" office:value="0.54599999999999993" table:formula="of:=0.42+(3.3-(0.52+0.42+0.53+0.53+0.67))/5" table:style-name="ce8">
            <text:p>0,55 €<text:s/></text:p>
          </table:table-cell>
          <table:table-cell office:value-type="string" table:style-name="ce10">
            <text:p><text:a xlink:href="https://es.aliexpress.com/item/100PCS-Free-Shipping-SMD-1206-Green-Led-1206-SMD-LED-Green-super-bright-1206-light-emitting/32367349756.html">https://es.aliexpress.com/item/100PCS-Free-Shipping-SMD-1206-Green-Led-1206-SMD-LED-Green-super-bright-1206-light-emitting/32367349756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blau</text:p>
          </table:table-cell>
          <table:table-cell office:value-type="float" office:value="6.5599999999999999E-3" table:formula="of:=[.H48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1.312E-2" table:formula="of:=[.C48]*[.D48]" table:style-name="ce8">
            <text:p>0,01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item/100PCS-Free-Shipping-1206-Blue-Led-Super-Bright-SMD-LED-diodes-3-2-1-6-0/32369344670.html">https://es.aliexpress.com/item/100PCS-Free-Shipping-1206-Blue-Led-Super-Bright-SMD-LED-diodes-3-2-1-6-0/32369344670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blanc</text:p>
          </table:table-cell>
          <table:table-cell office:value-type="float" office:value="6.5599999999999999E-3" table:formula="of:=[.H49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968E-2" table:formula="of:=[.C49]*[.D49]" table:style-name="ce8">
            <text:p>0,02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item/100PCS-SMD-1206-White-Led-Free-Shipping-1206-smd-led-cool-white-Super-Bright-LED-Diode/32368682563.html">https://es.aliexpress.com/item/100PCS-SMD-1206-White-Led-Free-Shipping-1206-smd-led-cool-white-Super-Bright-LED-Diode/32368682563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RGB 5mm</text:p>
          </table:table-cell>
          <table:table-cell office:value-type="float" office:value="3.9800000000000002E-2" table:formula="of:=[.G50]/20" table:style-name="ce8">
            <text:p>0,04 €<text:s/></text:p>
          </table:table-cell>
          <table:table-cell office:value-type="float" office:value="1" table:style-name="ce9">
            <text:p>1</text:p>
          </table:table-cell>
          <table:table-cell office:value-type="float" office:value="3.9800000000000002E-2" table:formula="of:=[.C50]*[.D50]" table:style-name="ce8">
            <text:p>0,04 €<text:s/></text:p>
          </table:table-cell>
          <table:table-cell table:style-name="ce8"/>
          <table:table-cell office:value-type="float" office:value="0.79600000000000004" table:formula="of:=0.67+(3.3-(0.52+0.42+0.53+0.53+0.67))/5" table:style-name="ce8">
            <text:p>0,80 €<text:s/></text:p>
          </table:table-cell>
          <table:table-cell table:style-name="ce8"/>
          <table:table-cell office:value-type="string" table:style-name="ce10">
            <text:p><text:a xlink:href="https://es.aliexpress.com/item/20pcs-5mm-RGB-LED-Common-Cathode-Tri-Color-Emitting-Diodes-f5-RGB-Diffused-5mm-led-red/32666259962.html">https://es.aliexpress.com/item/20pcs-5mm-RGB-LED-Common-Cathode-Tri-Color-Emitting-Diodes-f5-RGB-Diffused-5mm-led-red/32666259962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Display 0.96"</text:p>
          </table:table-cell>
          <table:table-cell office:value-type="float" office:value="1.9390000000000001" table:formula="of:=[.F51]/10" table:style-name="ce8">
            <text:p>1,94 €<text:s/></text:p>
          </table:table-cell>
          <table:table-cell office:value-type="float" office:value="1" table:style-name="ce9">
            <text:p>1</text:p>
          </table:table-cell>
          <table:table-cell office:value-type="float" office:value="1.9390000000000001" table:formula="of:=[.C51]*[.D51]" table:style-name="ce8">
            <text:p>1,94 €<text:s/></text:p>
          </table:table-cell>
          <table:table-cell office:value-type="float" office:value="19.39" table:style-name="ce8">
            <text:p>19,39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>https://es.aliexpress.com/store/product/10pcs-0-96-blue-0-96-inch-OLED-module-New-128X64-OLED-LCD-LED-Display-Module/1022067_32640619833.html?spm=a219c.search0104.3.78.31402ac2tGp7Ui&amp;ws_ab_test=searchweb0_0,searchweb201602_4_10065_10068_5910015_10547_5890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Expansor pins mcp23017</text:p>
          </table:table-cell>
          <table:table-cell office:value-type="float" office:value="0.92799999999999994" table:formula="of:=[.F52]/10" table:style-name="ce8">
            <text:p>0,9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92799999999999994" table:formula="of:=[.C52]*[.D52]" table:style-name="ce8">
            <text:p>0,93 €<text:s/></text:p>
          </table:table-cell>
          <table:table-cell office:value-type="float" office:value="9.2799999999999994" table:style-name="ce8">
            <text:p>9,28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>https://es.aliexpress.com/store/product/MCP23017-Serial-Interface-Module-IIC-I2C-SPI-MCP23S17-Bidirectional-16-Bit-I-O-Expander-Pins-10Mhz/1185416_32830799627.html?spm=a219c.search0104.3.8.70a31ef9O1eBoC&amp;ws_ab_test=searchweb0_0,searchweb201602_4_10065_100</text:a>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 table:style-name="ce1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56.117499999999993" table:formula="of:=SUM([.C56:.C76])" table:style-name="ce6">
            <text:p>56,12 €<text:s/></text:p>
          </table:table-cell>
          <table:table-cell office:value-type="float" office:value="12" table:formula="of:=SUM([.D56:.D76])" table:style-name="ce7">
            <text:p>12</text:p>
          </table:table-cell>
          <table:table-cell office:value-type="float" office:value="93.35499999999999" table:formula="of:=SUM([.E56:.E76])" table:style-name="ce6">
            <text:p>93,36 €<text:s/></text:p>
          </table:table-cell>
          <table:table-cell office:value-type="float" office:value="0" table:formula="of:=SUM([.F56:.F76])" table:style-name="ce6">
            <text:p>- €<text:s/></text:p>
          </table:table-cell>
          <table:table-cell office:value-type="float" office:value="264.75" table:formula="of:=SUM([.G56:.G76])" table:style-name="ce6">
            <text:p>264,75 €<text:s/></text:p>
          </table:table-cell>
          <table:table-cell office:value-type="float" office:value="0" table:formula="of:=SUM([.H56:.H76])" table:style-name="ce6">
            <text:p>-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Rodes minisumo 33x20</text:p>
          </table:table-cell>
          <table:table-cell office:value-type="float" office:value="13" table:style-name="ce8">
            <text:p>13,00 €<text:s/></text:p>
          </table:table-cell>
          <table:table-cell office:value-type="float" office:value="1" table:style-name="ce9">
            <text:p>1</text:p>
          </table:table-cell>
          <table:table-cell office:value-type="float" office:value="13" table:formula="of:=[.C56]*[.D56]" table:style-name="ce8">
            <text:p>13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slt20p-steel-silicone-wheel-set-33mm-x-20mm-pair">http://www.jsumo.com/slt20p-steel-silicone-wheel-set-33mm-x-20mm-pair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ensor línia</text:p>
          </table:table-cell>
          <table:table-cell office:value-type="float" office:value="2" table:style-name="ce8">
            <text:p>2,00 €<text:s/></text:p>
          </table:table-cell>
          <table:table-cell office:value-type="float" office:value="3" table:style-name="ce9">
            <text:p>3</text:p>
          </table:table-cell>
          <table:table-cell office:value-type="float" office:value="6" table:formula="of:=[.C57]*[.D57]" table:style-name="ce8">
            <text:p>6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-line-sensor-ml1">http://www.jsumo.com/micro-line-sensor-ml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ensor distància</text:p>
          </table:table-cell>
          <table:table-cell office:value-type="float" office:value="10" table:style-name="ce8">
            <text:p>10,00 €<text:s/></text:p>
          </table:table-cell>
          <table:table-cell office:value-type="float" office:value="3" table:style-name="ce9">
            <text:p>3</text:p>
          </table:table-cell>
          <table:table-cell office:value-type="float" office:value="30" table:formula="of:=[.C58]*[.D58]" table:style-name="ce8">
            <text:p>30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js40f-digital-distance-sensor-min-40-cm-range">http://www.jsumo.com/js40f-digital-distance-sensor-min-40-cm-rang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tart module</text:p>
          </table:table-cell>
          <table:table-cell office:value-type="float" office:value="5.5" table:style-name="ce8">
            <text:p>5,50 €<text:s/></text:p>
          </table:table-cell>
          <table:table-cell office:value-type="float" office:value="1" table:style-name="ce9">
            <text:p>1</text:p>
          </table:table-cell>
          <table:table-cell office:value-type="float" office:value="5.5" table:formula="of:=[.C59]*[.D59]" table:style-name="ce8">
            <text:p>5,5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start-sumo-minisumo-robot-start-module">http://www.jsumo.com/microstart-sumo-minisumo-robot-start-modul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Bateria 2S 850mAh</text:p>
          </table:table-cell>
          <table:table-cell office:value-type="float" office:value="5.77" table:style-name="ce8">
            <text:p>5,77 €<text:s/></text:p>
          </table:table-cell>
          <table:table-cell office:value-type="float" office:value="1" table:style-name="ce9">
            <text:p>1</text:p>
          </table:table-cell>
          <table:table-cell office:value-type="float" office:value="5.77" table:formula="of:=[.C60]*[.D60]" table:style-name="ce8">
            <text:p>5,77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turnigy-nano-tech-850mah-2s-25-40c-lipo-pack.html">https://hobbyking.com/es_es/turnigy-nano-tech-850mah-2s-25-40c-lipo-pack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arregador bateries</text:p>
          </table:table-cell>
          <table:table-cell office:value-type="float" office:value="6.61" table:style-name="ce8">
            <text:p>6,6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61" table:formula="of:=[.C61]*[.D61]" table:style-name="ce8">
            <text:p>6,61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hobbykingr-b3ac-compact-charger-eu-plug.html">https://hobbyking.com/es_es/hobbykingr-b3ac-compact-charger-eu-plug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Motors Pololu 1:50</text:p>
          </table:table-cell>
          <table:table-cell office:value-type="float" office:value="13.237500000000001" table:formula="of:=[.G62]/20" table:style-name="ce8">
            <text:p>13,24 €<text:s/></text:p>
          </table:table-cell>
          <table:table-cell office:value-type="float" office:value="2" table:style-name="ce9">
            <text:p>2</text:p>
          </table:table-cell>
          <table:table-cell office:value-type="float" office:value="26.475000000000001" table:formula="of:=[.C62]*[.D62]" table:style-name="ce8">
            <text:p>26,48 €<text:s/></text:p>
          </table:table-cell>
          <table:table-cell table:style-name="ce8"/>
          <table:table-cell office:value-type="float" office:value="264.75" table:style-name="ce8">
            <text:p>264,75 €<text:s/></text:p>
          </table:table-cell>
          <table:table-cell table:style-name="ce8"/>
          <table:table-cell office:value-type="string" table:style-name="ce10">
            <text:p><text:a xlink:href="https://www.pololu.com/product/2213">https://www.pololu.com/product/2213</text:a></text:p>
          </table:table-cell>
          <table:table-cell table:number-columns-repeated="16375" table:style-name="ce1"/>
        </table:table-row>
        <table:table-row table:number-rows-repeated="2" table:style-name="ro2">
          <table:table-cell/>
          <table:table-cell table:style-name="ce1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 table:style-name="ce1"/>
        </table:table-row>
        <table:table-row table:number-rows-repeated="5" table:style-name="ro2">
          <table:table-cell table:number-columns-repeated="2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/>
        </table:table-row>
        <table:table-row table:number-rows-repeated="11" table:style-name="ro2">
          <table:table-cell table:number-columns-repeated="2"/>
          <table:table-cell table:style-name="ce8"/>
          <table:table-cell table:style-name="ce9"/>
          <table:table-cell table:style-name="ce8"/>
          <table:table-cell table:number-columns-repeated="2" table:style-name="ce1"/>
          <table:table-cell table:style-name="ce8"/>
          <table:table-cell table:style-name="ce10"/>
          <table:table-cell table:number-columns-repeated="16375"/>
        </table:table-row>
        <table:table-row table:number-rows-repeated="1048496" table:style-name="ro2">
          <table:table-cell table:number-columns-repeated="16384"/>
        </table:table-row>
      </table:table>
      <table:table table:name="Bara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4" table:default-cell-style-name="ce1"/>
        <table:table-row table:style-name="ro1">
          <table:table-cell table:style-name="ce2"/>
          <table:table-cell office:value-type="string" table:style-name="ce2">
            <text:p>Total Robot</text:p>
          </table:table-cell>
          <table:table-cell table:number-columns-repeated="2" table:style-name="ce2"/>
          <table:table-cell office:value-type="float" office:value="43.282162222222226" table:formula="of:=[.E4]+[.E31]+[.E55]" table:style-name="ce3">
            <text:p>43,28 €<text:s/></text:p>
          </table:table-cell>
          <table:table-cell table:number-columns-repeated="16379" table:style-name="ce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6.8670111111111138" table:formula="of:=SUM([.C5:.C28])" table:style-name="ce6">
            <text:p>6,87 €<text:s/></text:p>
          </table:table-cell>
          <table:table-cell office:value-type="float" office:value="33" table:formula="of:=SUM([.D5:.D28])" table:style-name="ce7">
            <text:p>33</text:p>
          </table:table-cell>
          <table:table-cell office:value-type="float" office:value="7.375688888888889" table:formula="of:=SUM([.E5:.E28])" table:style-name="ce6">
            <text:p>7,38 €<text:s/></text:p>
          </table:table-cell>
          <table:table-cell office:value-type="float" office:value="57.75" table:formula="of:=SUM([.F5:.F28])" table:style-name="ce6">
            <text:p>57,75 €<text:s/></text:p>
          </table:table-cell>
          <table:table-cell office:value-type="float" office:value="10.41" table:formula="of:=SUM([.G5:.G28])" table:style-name="ce6">
            <text:p>10,41 €<text:s/></text:p>
          </table:table-cell>
          <table:table-cell office:value-type="float" office:value="19.451111111111111" table:formula="of:=SUM([.H5:.H28])" table:style-name="ce6">
            <text:p>19,45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PCB minisumo</text:p>
          </table:table-cell>
          <table:table-cell office:value-type="float" office:value="0.89399999999999991" table:formula="of:=[.F5]/10" table:style-name="ce8">
            <text:p>0,89 €<text:s/></text:p>
          </table:table-cell>
          <table:table-cell office:value-type="float" office:value="1" table:style-name="ce9">
            <text:p>1</text:p>
          </table:table-cell>
          <table:table-cell office:value-type="float" office:value="0.89399999999999991" table:formula="of:=[.C5]*[.D5]" table:style-name="ce8">
            <text:p>0,89 €<text:s/></text:p>
          </table:table-cell>
          <table:table-cell office:value-type="float" office:value="8.94" table:style-name="ce8">
            <text:p>8,94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Arduino nano + cable</text:p>
          </table:table-cell>
          <table:table-cell office:value-type="float" office:value="2.99" table:style-name="ce8">
            <text:p>2,99 €<text:s/></text:p>
          </table:table-cell>
          <table:table-cell office:value-type="float" office:value="1" table:style-name="ce9">
            <text:p>1</text:p>
          </table:table-cell>
          <table:table-cell office:value-type="float" office:value="2.99" table:formula="of:=[.C6]*[.D6]" table:style-name="ce8">
            <text:p>2,99 €<text:s/></text:p>
          </table:table-cell>
          <table:table-cell office:value-type="float" office:value="26.13" table:style-name="ce8">
            <text:p>26,1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>https://es.aliexpress.com/store/product/Nano-3-0-Mini-controlador-USB-ATmega328-5-V-16-m-tarjeta-del-controlador-Micro-Nano/1326062_32843606477.html?spm=a219c.search0104.3.3.384172f2tKvouV&amp;ws_ab_test=searchweb0_0%2Csearchweb201602_4_10065_10068_10547_1005</text:a></text:p>
          </table:table-cell>
          <table:table-cell office:value-type="string" table:style-name="ce10">
            <text:p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>https://es.aliexpress.com/store/product/Wholesale-5pcs-lot-Funduino-Nano-3-0-controller-compatible-with-arduino-nano-Free-Shipping/535576_1307092605.html?spm=a219c.search0104.3.73.384172f2tKvouV&amp;ws_ab_test=searchweb0_0,searchweb201602_4_10065_10068_10547_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Driver TB6612FNG</text:p>
          </table:table-cell>
          <table:table-cell office:value-type="float" office:value="1.306" table:formula="of:=[.F7]/10" table:style-name="ce8">
            <text:p>1,3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06" table:formula="of:=[.C7]*[.D7]" table:style-name="ce8">
            <text:p>1,31 €<text:s/></text:p>
          </table:table-cell>
          <table:table-cell office:value-type="float" office:value="13.06" table:style-name="ce8">
            <text:p>13,06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item/Dual-Motor-Driver-TB6612FNG-for-Arduino-Microcontroller-Better-than-L298N-Supporting-self-balanced-car-3PI/32287779353.html?spm=a2g0s.8937460.0.0.5a602e0eA0W0ei">https://es.aliexpress.com/item/Dual-Motor-Driver-TB6612FNG-for-Arduino-Microcontroller-Better-than-L298N-Supporting-self-balanced-car-3PI/32287779353.html?spm=a2g0s.8937460.0.0.5a602e0eA0W0ei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ins femella 40p</text:p>
          </table:table-cell>
          <table:table-cell office:value-type="float" office:value="0.21600000000000003" table:formula="of:=[.G8]/20" table:style-name="ce8">
            <text:p>0,2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43200000000000005" table:formula="of:=[.C8]*[.D8]" table:style-name="ce8">
            <text:p>0,43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negre</text:p>
          </table:table-cell>
          <table:table-cell office:value-type="float" office:value="0.17699999999999999" table:formula="of:=[.F9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9]*[.D9]" table:style-name="ce8">
            <text:p>0,18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verm</text:p>
          </table:table-cell>
          <table:table-cell office:value-type="float" office:value="0.20499999999999999" table:formula="of:=[.F10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0]*[.D10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blanc</text:p>
          </table:table-cell>
          <table:table-cell office:value-type="float" office:value="0.20499999999999999" table:formula="of:=[.F11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1]*[.D11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Interruptor 7x7mm</text:p>
          </table:table-cell>
          <table:table-cell office:value-type="float" office:value="9.0999999999999998E-2" table:formula="of:=[.G12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12]*[.D12]" table:style-name="ce8">
            <text:p>0,09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Terminal 3.5mm</text:p>
          </table:table-cell>
          <table:table-cell office:value-type="float" office:value="0.11799999999999999" table:formula="of:=[.G13]/20" table:style-name="ce8">
            <text:p>0,1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23599999999999999" table:formula="of:=[.C13]*[.D13]" table:style-name="ce8">
            <text:p>0,24 €<text:s/></text:p>
          </table:table-cell>
          <table:table-cell table:style-name="ce8"/>
          <table:table-cell office:value-type="float" office:value="2.36" table:style-name="ce8">
            <text:p>2,36 €<text:s/></text:p>
          </table:table-cell>
          <table:table-cell table:style-name="ce8"/>
          <table:table-cell office:value-type="string" table:style-name="ce10">
            <text:p><text:a xlink:href="https://es.aliexpress.com/item/20PCS-LOT-KF301-2P-3P-KF350-2P-3P-KF128-Screw-2Pin-3Pin-5-0mm-Straight-Pin/32889705942.html">https://es.aliexpress.com/item/20PCS-LOT-KF301-2P-3P-KF350-2P-3P-KF128-Screw-2Pin-3Pin-5-0mm-Straight-Pin/32889705942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olsador 3x6x4.3mm</text:p>
          </table:table-cell>
          <table:table-cell office:value-type="float" office:value="2.4700000000000003E-2" table:formula="of:=[.H14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14]*[.D14]" table:style-name="ce8">
            <text:p>0,02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Regulador 7805</text:p>
          </table:table-cell>
          <table:table-cell office:value-type="float" office:value="0.17299999999999999" table:formula="of:=[.F15]/10" table:style-name="ce8">
            <text:p>0,17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299999999999999" table:formula="of:=[.C15]*[.D15]" table:style-name="ce8">
            <text:p>0,17 €<text:s/></text:p>
          </table:table-cell>
          <table:table-cell office:value-type="float" office:value="1.73" table:style-name="ce8">
            <text:p>1,7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>https://es.aliexpress.com/store/product/Free-Shipping-50PCS-IC-L7805CV-L7805-7805-Voltage-Regulator-5V-1-5A-TO-220/604366_1936084347.html?spm=a219c.search0104.3.23.77f6648d7jEANF&amp;ws_ab_test=searchweb0_0,searchweb201602_4_10065_10068_5910015_10547_589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Transistor NPN S8050</text:p>
          </table:table-cell>
          <table:table-cell office:value-type="float" office:value="1.4300000000000002E-2" table:formula="of:=[.H16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4.2900000000000008E-2" table:formula="of:=[.C16]*[.D16]" table:style-name="ce8">
            <text:p>0,04 €<text:s/></text:p>
          </table:table-cell>
          <table:table-cell table:number-columns-repeated="2" table:style-name="ce8"/>
          <table:table-cell office:value-type="float" office:value="1.4300000000000002" table:formula="of:=0.79+(2.77-(0.79+0.7))/2" table:style-name="ce8">
            <text:p>1,43 €<text:s/></text:p>
          </table:table-cell>
          <table:table-cell office:value-type="string" table:style-name="ce10">
            <text:p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>https://es.aliexpress.com/store/product/100pcs-Transistor-S8050-D331-NPN-TO92-Package-new/511081_32429477379.html?spm=a219c.search0104.3.8.77776771SxtHlD&amp;ws_ab_test=searchweb0_0,searchweb201602_4_10065_10068_5910015_10547_5890015_10548_10696_10084_5724015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Diode 1N4148</text:p>
          </table:table-cell>
          <table:table-cell office:value-type="float" office:value="1.3399999999999999E-2" table:formula="of:=[.H17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399999999999999E-2" table:formula="of:=[.C17]*[.D17]" table:style-name="ce8">
            <text:p>0,01 €<text:s/></text:p>
          </table:table-cell>
          <table:table-cell table:number-columns-repeated="2" table:style-name="ce1"/>
          <table:table-cell office:value-type="float" office:value="1.3399999999999999" table:formula="of:=0.7+(2.77-(0.79+0.7))/2" table:style-name="ce8">
            <text:p>1,34 €<text:s/></text:p>
          </table:table-cell>
          <table:table-cell office:value-type="string" table:style-name="ce10">
            <text:p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>https://es.aliexpress.com/store/product/Free-shipping-100PCS-SMD-1N4148-LL4148-4148-LL34-switching-diode/511081_793795951.html?spm=a219c.search0104.3.16.2fe8150eA9VuzT&amp;ws_ab_test=searchweb0_0,searchweb201602_4_10065_10068_5910015_10547_5890015_10548_58800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Buzzer 12mm 5V</text:p>
          </table:table-cell>
          <table:table-cell office:value-type="float" office:value="0.20200000000000001" table:formula="of:=[.F18]/10" table:style-name="ce8">
            <text:p>0,20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200000000000001" table:formula="of:=[.C18]*[.D18]" table:style-name="ce8">
            <text:p>0,20 €<text:s/></text:p>
          </table:table-cell>
          <table:table-cell office:value-type="float" office:value="2.02" table:style-name="ce8">
            <text:p>2,02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>https://es.aliexpress.com/store/product/10-piezas-5-V-activa-zumbador-tono-continuo-magn-tico-alarma-del-12mm-MINI-Active-Piezo/1266255_32914327679.html?spm=a219c.search0104.3.9.6dce28a7XbGFrt&amp;ws_ab_test=searchweb0_0%2Csearchweb201602_4_10065_10068_59100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100nF</text:p>
          </table:table-cell>
          <table:table-cell office:value-type="float" office:value="2.53E-2" table:formula="of:=[.H19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53E-2" table:formula="of:=[.C19]*[.D19]" table:style-name="ce8">
            <text:p>0,03 €<text:s/></text:p>
          </table:table-cell>
          <table:table-cell table:number-columns-repeated="2" table:style-name="ce8"/>
          <table:table-cell office:value-type="float" office:value="2.5299999999999998" table:style-name="ce8">
            <text:p>2,53 €<text:s/></text:p>
          </table:table-cell>
          <table:table-cell office:value-type="string" table:style-name="ce10">
            <text:p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>https://es.aliexpress.com/store/product/100-piezas-100NF-X7R-Error-10-50-V-0-1-UF-104-1206-smd-del-env/2885226_32905749589.html?spm=a219c.search0104.3.22.51b33110x2DRCa&amp;ws_ab_test=searchweb0_0%2Csearchweb201602_4_10065_10068_5910015_10547_5890015_10548_5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330nF</text:p>
          </table:table-cell>
          <table:table-cell office:value-type="float" office:value="2.8300000000000002E-2" table:formula="of:=[.H20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8300000000000002E-2" table:formula="of:=[.C20]*[.D20]" table:style-name="ce8">
            <text:p>0,03 €<text:s/></text:p>
          </table:table-cell>
          <table:table-cell table:number-columns-repeated="2" table:style-name="ce8"/>
          <table:table-cell office:value-type="float" office:value="2.83" table:style-name="ce8">
            <text:p>2,83 €<text:s/></text:p>
          </table:table-cell>
          <table:table-cell office:value-type="string" table:style-name="ce10">
            <text:p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>https://es.aliexpress.com/store/product/100-piezas-1206-condensador-330NF-470NF-1-UF-2-2-UF-4-7-UF-50-V/1711463_32879068458.html?spm=a219c.search0104.3.2.703515ea5O75W7&amp;ws_ab_test=searchweb0_0%2Csearchweb201602_4_10065_10068_5910015_10547_5890015_10548_5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ondensador 16V1mF</text:p>
          </table:table-cell>
          <table:table-cell office:value-type="float" office:value="9.5500000000000002E-2" table:formula="of:=[.G21]/20" table:style-name="ce8">
            <text:p>0,10 €<text:s/></text:p>
          </table:table-cell>
          <table:table-cell office:value-type="float" office:value="2" table:style-name="ce9">
            <text:p>2</text:p>
          </table:table-cell>
          <table:table-cell office:value-type="float" office:value="0.191" table:formula="of:=[.C21]*[.D21]" table:style-name="ce8">
            <text:p>0,19 €<text:s/></text:p>
          </table:table-cell>
          <table:table-cell table:style-name="ce8"/>
          <table:table-cell office:value-type="float" office:value="1.91" table:style-name="ce8">
            <text:p>1,91 €<text:s/></text:p>
          </table:table-cell>
          <table:table-cell table:style-name="ce8"/>
          <table:table-cell office:value-type="string" table:style-name="ce10">
            <text:p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>https://es.aliexpress.com/store/product/10v-1000UF-8-9aluminum-electrolytic-capacitor-1000uf-10v/826019_32814611460.html?spm=a219c.search0104.3.79.6a0b2971fS0eEi&amp;ws_ab_test=searchweb0_0,searchweb201602_4_10065_10068_5910015_10547_5890015_10548_5880016_10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2</text:p>
          </table:table-cell>
          <table:table-cell office:value-type="float" office:value="1.2644444444444444E-2" table:formula="of:=[.H22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2]*[.D22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20</text:p>
          </table:table-cell>
          <table:table-cell office:value-type="float" office:value="1.2644444444444444E-2" table:formula="of:=[.H23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23]*[.D23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K</text:p>
          </table:table-cell>
          <table:table-cell office:value-type="float" office:value="1.2644444444444444E-2" table:formula="of:=[.H24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4]*[.D24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2K</text:p>
          </table:table-cell>
          <table:table-cell office:value-type="float" office:value="1.2644444444444444E-2" table:formula="of:=[.H25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5]*[.D25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4K7</text:p>
          </table:table-cell>
          <table:table-cell office:value-type="float" office:value="1.2644444444444444E-2" table:formula="of:=[.H26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6]*[.D26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6K8</text:p>
          </table:table-cell>
          <table:table-cell office:value-type="float" office:value="1.2644444444444444E-2" table:formula="of:=[.H27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7]*[.D27]" table:style-name="ce8">
            <text:p>0,0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0K</text:p>
          </table:table-cell>
          <table:table-cell office:value-type="float" office:value="1.2644444444444444E-2" table:formula="of:=[.H28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8]*[.D28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4.3819622222222225" table:formula="of:=SUM([.C32:.C52])" table:style-name="ce6">
            <text:p>4,38 €<text:s/></text:p>
          </table:table-cell>
          <table:table-cell office:value-type="float" office:value="45" table:formula="of:=SUM([.D32:.D52])" table:style-name="ce7">
            <text:p>45</text:p>
          </table:table-cell>
          <table:table-cell office:value-type="float" office:value="4.7234733333333336" table:formula="of:=SUM([.E32:.E52])" table:style-name="ce6">
            <text:p>4,72 €<text:s/></text:p>
          </table:table-cell>
          <table:table-cell office:value-type="float" office:value="38.86" table:formula="of:=SUM([.F32:.F52])" table:style-name="ce6">
            <text:p>38,86 €<text:s/></text:p>
          </table:table-cell>
          <table:table-cell office:value-type="float" office:value="6.9360000000000008" table:formula="of:=SUM([.G32:.G52])" table:style-name="ce6">
            <text:p>6,94 €<text:s/></text:p>
          </table:table-cell>
          <table:table-cell office:value-type="float" office:value="14.916222222222226" table:formula="of:=SUM([.H32:.H52])" table:style-name="ce6">
            <text:p>14,92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PCB shield</text:p>
          </table:table-cell>
          <table:table-cell office:value-type="float" office:value="0" table:formula="of:=[.F32]/10" table:style-name="ce8">
            <text:p>- €<text:s/></text:p>
          </table:table-cell>
          <table:table-cell office:value-type="float" office:value="1" table:style-name="ce9">
            <text:p>1</text:p>
          </table:table-cell>
          <table:table-cell office:value-type="float" office:value="0" table:formula="of:=[.C32]*[.D32]" table:style-name="ce8">
            <text:p>- €<text:s/></text:p>
          </table:table-cell>
          <table:table-cell office:value-type="float" office:value="0" table:style-name="ce8">
            <text:p>-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olsador 3x6x4.3mm</text:p>
          </table:table-cell>
          <table:table-cell office:value-type="float" office:value="2.4700000000000003E-2" table:formula="of:=[.H33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33]*[.D33]" table:style-name="ce8">
            <text:p>0,02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4"/>
        </table:table-row>
        <table:table-row table:style-name="ro2">
          <table:table-cell/>
          <table:table-cell office:value-type="string" table:style-name="ce1">
            <text:p>Pins femella 40p</text:p>
          </table:table-cell>
          <table:table-cell office:value-type="float" office:value="0.21600000000000003" table:formula="of:=[.G34]/20" table:style-name="ce8">
            <text:p>0,22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1600000000000003" table:formula="of:=[.C34]*[.D34]" table:style-name="ce8">
            <text:p>0,22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negre</text:p>
          </table:table-cell>
          <table:table-cell office:value-type="float" office:value="0.17699999999999999" table:formula="of:=[.F35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35]*[.D35]" table:style-name="ce8">
            <text:p>0,18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verm</text:p>
          </table:table-cell>
          <table:table-cell office:value-type="float" office:value="0.20499999999999999" table:formula="of:=[.F36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6]*[.D36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blanc</text:p>
          </table:table-cell>
          <table:table-cell office:value-type="float" office:value="0.20499999999999999" table:formula="of:=[.F37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7]*[.D37]" table:style-name="ce8">
            <text:p>0,21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ins mascle 40p 30mm</text:p>
          </table:table-cell>
          <table:table-cell office:value-type="float" office:value="0.43200000000000005" table:formula="of:=[.F38]/10" table:style-name="ce8">
            <text:p>0,4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43200000000000005" table:formula="of:=[.C38]*[.D38]" table:style-name="ce8">
            <text:p>0,43 €<text:s/></text:p>
          </table:table-cell>
          <table:table-cell office:value-type="float" office:value="4.32" table:style-name="ce8">
            <text:p>4,32 €<text:s/></text:p>
          </table:table-cell>
          <table:table-cell table:number-columns-repeated="2" table:style-name="ce1"/>
          <table:table-cell office:value-type="string" table:style-name="ce10">
            <text:p><text:a xlink:href="https://es.aliexpress.com/item/2-54mm-macho-de-una-fila-1-40-p-Breakaway-PCB-Pin-Header-largo-11-15/32891470557.html?spm=a2g0s.8937460.0.0.5a602e0eA0W0ei">https://es.aliexpress.com/item/2-54mm-macho-de-una-fila-1-40-p-Breakaway-PCB-Pin-Header-largo-11-15/32891470557.html?spm=a2g0s.8937460.0.0.5a602e0eA0W0ei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Polsador 6x6x6mm</text:p>
          </table:table-cell>
          <table:table-cell office:value-type="float" office:value="3.6200000000000003E-2" table:formula="of:=[.H39]/100" table:style-name="ce8">
            <text:p>0,04 €<text:s/></text:p>
          </table:table-cell>
          <table:table-cell office:value-type="float" office:value="4" table:style-name="ce9">
            <text:p>4</text:p>
          </table:table-cell>
          <table:table-cell office:value-type="float" office:value="0.14480000000000001" table:formula="of:=[.C39]*[.D39]" table:style-name="ce8">
            <text:p>0,14 €<text:s/></text:p>
          </table:table-cell>
          <table:table-cell table:number-columns-repeated="2" table:style-name="ce8"/>
          <table:table-cell office:value-type="float" office:value="3.62" table:formula="of:=2.75+(5.44-(2.75+0.95))/2" table:style-name="ce8">
            <text:p>3,62 €<text:s/></text:p>
          </table:table-cell>
          <table:table-cell office:value-type="string" table:style-name="ce10">
            <text:p><text:a xlink:href="https://es.aliexpress.com/store/product/100pcs-8-Type-6mm-6mm-4Pin-Vertical-Tact-Switch-6x6mm-4P-Micro-Push-Button-Tactile-Switchs/1390139_32715988094.html?spm=a219c.12010612/itm2home-1.8148356.72.67106d2ca1FCKr">https://es.aliexpress.com/store/product/100pcs-8-Type-6mm-6mm-4Pin-Vertical-Tact-Switch-6x6mm-4P-Micro-Push-Button-Tactile-Switchs/1390139_32715988094.html?spm=a219c.12010612/itm2home-1.8148356.72.67106d2ca1FCKr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Interruptor 7x7mm</text:p>
          </table:table-cell>
          <table:table-cell office:value-type="float" office:value="9.0999999999999998E-2" table:formula="of:=[.G40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40]*[.D40]" table:style-name="ce8">
            <text:p>0,09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Resistencia 0R</text:p>
          </table:table-cell>
          <table:table-cell office:value-type="float" office:value="1.2644444444444444E-2" table:formula="of:=[.H41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1]*[.D41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330</text:p>
          </table:table-cell>
          <table:table-cell office:value-type="float" office:value="1.2644444444444444E-2" table:formula="of:=[.H42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2]*[.D42]" table:style-name="ce8">
            <text:p>0,0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K</text:p>
          </table:table-cell>
          <table:table-cell office:value-type="float" office:value="1.2644444444444444E-2" table:formula="of:=[.H43]/100" table:style-name="ce8">
            <text:p>0,01 €<text:s/></text:p>
          </table:table-cell>
          <table:table-cell office:value-type="float" office:value="9" table:style-name="ce9">
            <text:p>9</text:p>
          </table:table-cell>
          <table:table-cell office:value-type="float" office:value="0.1138" table:formula="of:=[.C43]*[.D43]" table:style-name="ce8">
            <text:p>0,1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4K7</text:p>
          </table:table-cell>
          <table:table-cell office:value-type="float" office:value="1.2644444444444444E-2" table:formula="of:=[.H44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44]*[.D44]" table:style-name="ce8">
            <text:p>0,03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Resistencia 10K</text:p>
          </table:table-cell>
          <table:table-cell office:value-type="float" office:value="1.2644444444444444E-2" table:formula="of:=[.H45]/100" table:style-name="ce8">
            <text:p>0,01 €<text:s/></text:p>
          </table:table-cell>
          <table:table-cell office:value-type="float" office:value="4" table:style-name="ce9">
            <text:p>4</text:p>
          </table:table-cell>
          <table:table-cell office:value-type="float" office:value="5.0577777777777777E-2" table:formula="of:=[.C45]*[.D45]" table:style-name="ce8">
            <text:p>0,05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verm</text:p>
          </table:table-cell>
          <table:table-cell office:value-type="float" office:value="6.4600000000000005E-3" table:formula="of:=[.H46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4600000000000005E-3" table:formula="of:=[.C46]*[.D46]" table:style-name="ce8">
            <text:p>0,01 €<text:s/></text:p>
          </table:table-cell>
          <table:table-cell table:number-columns-repeated="2" table:style-name="ce8"/>
          <table:table-cell office:value-type="float" office:value="0.64600000000000002" table:formula="of:=0.52+(3.3-(0.52+0.42+0.53+0.53+0.67))/5" table:style-name="ce8">
            <text:p>0,65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verd</text:p>
          </table:table-cell>
          <table:table-cell office:value-type="float" office:value="5.4599999999999996E-3" table:formula="of:=[.H47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6379999999999999E-2" table:formula="of:=[.C47]*[.D47]" table:style-name="ce8">
            <text:p>0,02 €<text:s/></text:p>
          </table:table-cell>
          <table:table-cell table:number-columns-repeated="2" table:style-name="ce8"/>
          <table:table-cell office:value-type="float" office:value="0.54599999999999993" table:formula="of:=0.42+(3.3-(0.52+0.42+0.53+0.53+0.67))/5" table:style-name="ce8">
            <text:p>0,55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blau</text:p>
          </table:table-cell>
          <table:table-cell office:value-type="float" office:value="6.5599999999999999E-3" table:formula="of:=[.H48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1.312E-2" table:formula="of:=[.C48]*[.D48]" table:style-name="ce8">
            <text:p>0,01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1206 blanc</text:p>
          </table:table-cell>
          <table:table-cell office:value-type="float" office:value="6.5599999999999999E-3" table:formula="of:=[.H49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968E-2" table:formula="of:=[.C49]*[.D49]" table:style-name="ce8">
            <text:p>0,02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store/product/100PCS-SMD-1206-White-Led-Free-Shipping-1206-smd-led-cool-white-Super-Bright-LED-Diode/1758868_32368682563.html?spm=a219c.search0104.3.37.f02d5198T3e6VV&amp;ws_ab_test=searchweb0_0,searchweb201602_4_10065_10068_5910015_">https://es.aliexpress.com/store/product/100PCS-SMD-1206-White-Led-Free-Shipping-1206-smd-led-cool-white-Super-Bright-LED-Diode/1758868_32368682563.html?spm=a219c.search0104.3.37.f02d5198T3e6VV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LED RGB 5mm</text:p>
          </table:table-cell>
          <table:table-cell office:value-type="float" office:value="3.9800000000000002E-2" table:formula="of:=[.G50]/20" table:style-name="ce8">
            <text:p>0,04 €<text:s/></text:p>
          </table:table-cell>
          <table:table-cell office:value-type="float" office:value="1" table:style-name="ce9">
            <text:p>1</text:p>
          </table:table-cell>
          <table:table-cell office:value-type="float" office:value="3.9800000000000002E-2" table:formula="of:=[.C50]*[.D50]" table:style-name="ce8">
            <text:p>0,04 €<text:s/></text:p>
          </table:table-cell>
          <table:table-cell table:style-name="ce8"/>
          <table:table-cell office:value-type="float" office:value="0.79600000000000004" table:formula="of:=0.67+(3.3-(0.52+0.42+0.53+0.53+0.67))/5" table:style-name="ce8">
            <text:p>0,80 €<text:s/></text:p>
          </table:table-cell>
          <table:table-cell table:style-name="ce8"/>
          <table:table-cell office:value-type="string" table:style-name="ce10">
            <text:p><text:a xlink:href="https://es.aliexpress.com/store/product/20pcs-5mm-RGB-LED-Common-Cathode-Tri-Color-Emitting-Diodes-f5-RGB-Diffused-5mm-led-red/1758868_32666259962.html?spm=a219c.search0104.3.51.79a833ddt9SRBE&amp;ws_ab_test=searchweb0_0,searchweb201602_4_10065_10068_5910015_">https://es.aliexpress.com/store/product/20pcs-5mm-RGB-LED-Common-Cathode-Tri-Color-Emitting-Diodes-f5-RGB-Diffused-5mm-led-red/1758868_32666259962.html?spm=a219c.search0104.3.51.79a833ddt9SRBE&amp;ws_ab_test=searchweb0_0,searchweb201602_4_10065_10068_5910015_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Display 0.96"</text:p>
          </table:table-cell>
          <table:table-cell office:value-type="float" office:value="1.9390000000000001" table:formula="of:=[.F51]/10" table:style-name="ce8">
            <text:p>1,94 €<text:s/></text:p>
          </table:table-cell>
          <table:table-cell office:value-type="float" office:value="1" table:style-name="ce9">
            <text:p>1</text:p>
          </table:table-cell>
          <table:table-cell office:value-type="float" office:value="1.9390000000000001" table:formula="of:=[.C51]*[.D51]" table:style-name="ce8">
            <text:p>1,94 €<text:s/></text:p>
          </table:table-cell>
          <table:table-cell office:value-type="float" office:value="19.39" table:style-name="ce8">
            <text:p>19,39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>https://es.aliexpress.com/store/product/10pcs-0-96-blue-0-96-inch-OLED-module-New-128X64-OLED-LCD-LED-Display-Module/1022067_32640619833.html?spm=a219c.search0104.3.78.31402ac2tGp7Ui&amp;ws_ab_test=searchweb0_0,searchweb201602_4_10065_10068_5910015_10547_5890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Expansor pins mcp23017</text:p>
          </table:table-cell>
          <table:table-cell office:value-type="float" office:value="0.92799999999999994" table:formula="of:=[.F52]/10" table:style-name="ce8">
            <text:p>0,9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92799999999999994" table:formula="of:=[.C52]*[.D52]" table:style-name="ce8">
            <text:p>0,93 €<text:s/></text:p>
          </table:table-cell>
          <table:table-cell office:value-type="float" office:value="9.2799999999999994" table:style-name="ce8">
            <text:p>9,28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>https://es.aliexpress.com/store/product/MCP23017-Serial-Interface-Module-IIC-I2C-SPI-MCP23S17-Bidirectional-16-Bit-I-O-Expander-Pins-10Mhz/1185416_32830799627.html?spm=a219c.search0104.3.8.70a31ef9O1eBoC&amp;ws_ab_test=searchweb0_0,searchweb201602_4_10065_100</text:a>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 table:style-name="ce1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uant</text:p>
          </table:table-cell>
          <table:table-cell office:value-type="string" table:style-name="ce5">
            <text:p>COST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4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23.261666666666667" table:formula="of:=SUM([.C56:.C76])" table:style-name="ce6">
            <text:p>23,26 €<text:s/></text:p>
          </table:table-cell>
          <table:table-cell office:value-type="float" office:value="13" table:formula="of:=SUM([.D56:.D76])" table:style-name="ce7">
            <text:p>13</text:p>
          </table:table-cell>
          <table:table-cell office:value-type="float" office:value="31.183" table:formula="of:=SUM([.E56:.E76])" table:style-name="ce6">
            <text:p>31,18 €<text:s/></text:p>
          </table:table-cell>
          <table:table-cell office:value-type="float" office:value="0" table:formula="of:=SUM([.F56:.F76])" table:style-name="ce6">
            <text:p>- €<text:s/></text:p>
          </table:table-cell>
          <table:table-cell office:value-type="float" office:value="56.84" table:formula="of:=SUM([.G56:.G76])" table:style-name="ce6">
            <text:p>56,84 €<text:s/></text:p>
          </table:table-cell>
          <table:table-cell office:value-type="float" office:value="0" table:formula="of:=SUM([.H56:.H76])" table:style-name="ce6">
            <text:p>- €<text:s/></text:p>
          </table:table-cell>
          <table:table-cell table:number-columns-repeated="2" table:style-name="ce4"/>
          <table:table-cell table:number-columns-repeated="16374"/>
        </table:table-row>
        <table:table-row table:style-name="ro2">
          <table:table-cell/>
          <table:table-cell office:value-type="string" table:style-name="ce1">
            <text:p>Rodes minisumo 33x20</text:p>
          </table:table-cell>
          <table:table-cell office:value-type="float" office:value="0.65700000000000003" table:formula="of:=[.G56]/20" table:style-name="ce8">
            <text:p>0,66 €<text:s/></text:p>
          </table:table-cell>
          <table:table-cell office:value-type="float" office:value="2" table:style-name="ce9">
            <text:p>2</text:p>
          </table:table-cell>
          <table:table-cell office:value-type="float" office:value="1.3140000000000001" table:formula="of:=[.C56]*[.D56]" table:style-name="ce8">
            <text:p>1,31 €<text:s/></text:p>
          </table:table-cell>
          <table:table-cell table:style-name="ce8"/>
          <table:table-cell office:value-type="float" office:value="13.14" table:style-name="ce8">
            <text:p>13,14 €<text:s/></text:p>
          </table:table-cell>
          <table:table-cell table:style-name="ce8"/>
          <table:table-cell office:value-type="string" table:style-name="ce10">
            <text:p><text:a xlink:href="https://es.aliexpress.com/store/product/10-piezas-K346-43-19-3mm-d-hole-caucho-rueda-conveniente-para-N20-Motor-D-eje/1965526_32891298768.html?spm=a219c.search0104.3.115.5b6f5f63GWqcG9&amp;ws_ab_test=searchweb0_0%2Csearchweb201602_4_10065_10068_10547_10059_10">https://es.aliexpress.com/store/product/10-piezas-K346-43-19-3mm-d-hole-caucho-rueda-conveniente-para-N20-Motor-D-eje/1965526_32891298768.html?spm=a219c.search0104.3.115.5b6f5f63GWqcG9&amp;ws_ab_test=searchweb0_0%2Csearchweb201602_4_10065_10068_10547_10059_10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ensor línia</text:p>
          </table:table-cell>
          <table:table-cell office:value-type="float" office:value="2" table:style-name="ce8">
            <text:p>2,00 €<text:s/></text:p>
          </table:table-cell>
          <table:table-cell office:value-type="float" office:value="3" table:style-name="ce9">
            <text:p>3</text:p>
          </table:table-cell>
          <table:table-cell office:value-type="float" office:value="6" table:formula="of:=[.C57]*[.D57]" table:style-name="ce8">
            <text:p>6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-line-sensor-ml1">http://www.jsumo.com/micro-line-sensor-ml1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ensor distància</text:p>
          </table:table-cell>
          <table:table-cell office:value-type="float" office:value="0.53966666666666674" table:formula="of:=16.19/30" table:style-name="ce8">
            <text:p>0,54 €<text:s/></text:p>
          </table:table-cell>
          <table:table-cell office:value-type="float" office:value="3" table:style-name="ce9">
            <text:p>3</text:p>
          </table:table-cell>
          <table:table-cell office:value-type="float" office:value="1.6190000000000002" table:formula="of:=[.C58]*[.D58]" table:style-name="ce8">
            <text:p>1,62 €<text:s/></text:p>
          </table:table-cell>
          <table:table-cell table:number-columns-repeated="3" table:style-name="ce8"/>
          <table:table-cell office:value-type="string" table:style-name="ce10">
            <text:p><text:a xlink:href="https://es.aliexpress.com/item/Smart-Electronics-New-for-Arduino-Diy-Smart-Car-Robot-Reflective-Photoelectric-3pin-IR-Infrared-Obstacle-Avoidance/32461659104.html">https://es.aliexpress.com/item/Smart-Electronics-New-for-Arduino-Diy-Smart-Car-Robot-Reflective-Photoelectric-3pin-IR-Infrared-Obstacle-Avoidance/32461659104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Start module</text:p>
          </table:table-cell>
          <table:table-cell office:value-type="float" office:value="5.5" table:style-name="ce8">
            <text:p>5,50 €<text:s/></text:p>
          </table:table-cell>
          <table:table-cell office:value-type="float" office:value="1" table:style-name="ce9">
            <text:p>1</text:p>
          </table:table-cell>
          <table:table-cell office:value-type="float" office:value="5.5" table:formula="of:=[.C59]*[.D59]" table:style-name="ce8">
            <text:p>5,5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start-sumo-minisumo-robot-start-module">http://www.jsumo.com/microstart-sumo-minisumo-robot-start-module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Bateria 2S 850mAh</text:p>
          </table:table-cell>
          <table:table-cell office:value-type="float" office:value="5.77" table:style-name="ce8">
            <text:p>5,77 €<text:s/></text:p>
          </table:table-cell>
          <table:table-cell office:value-type="float" office:value="1" table:style-name="ce9">
            <text:p>1</text:p>
          </table:table-cell>
          <table:table-cell office:value-type="float" office:value="5.77" table:formula="of:=[.C60]*[.D60]" table:style-name="ce8">
            <text:p>5,77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turnigy-nano-tech-850mah-2s-25-40c-lipo-pack.html">https://hobbyking.com/es_es/turnigy-nano-tech-850mah-2s-25-40c-lipo-pack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Carregador bateries</text:p>
          </table:table-cell>
          <table:table-cell office:value-type="float" office:value="6.61" table:style-name="ce8">
            <text:p>6,6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61" table:formula="of:=[.C61]*[.D61]" table:style-name="ce8">
            <text:p>6,61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hobbykingr-b3ac-compact-charger-eu-plug.html">https://hobbyking.com/es_es/hobbykingr-b3ac-compact-charger-eu-plug.html</text:a>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string" table:style-name="ce1">
            <text:p>Motors Pololu 1:50</text:p>
          </table:table-cell>
          <table:table-cell office:value-type="float" office:value="2.1850000000000001" table:formula="of:=[.G62]/20" table:style-name="ce8">
            <text:p>2,19 €<text:s/></text:p>
          </table:table-cell>
          <table:table-cell office:value-type="float" office:value="2" table:style-name="ce9">
            <text:p>2</text:p>
          </table:table-cell>
          <table:table-cell office:value-type="float" office:value="4.37" table:formula="of:=[.C62]*[.D62]" table:style-name="ce8">
            <text:p>4,37 €<text:s/></text:p>
          </table:table-cell>
          <table:table-cell table:style-name="ce8"/>
          <table:table-cell office:value-type="float" office:value="43.7" table:style-name="ce8">
            <text:p>43,70 €<text:s/></text:p>
          </table:table-cell>
          <table:table-cell table:style-name="ce8"/>
          <table:table-cell office:value-type="string" table:style-name="ce10">
            <text:p><text:a xlink:href="https://www.aliexpress.com/item/12MM-6V-300RPM-Powerful-High-Torque-DC-Gear-Box-Motor/32277738334.html">https://www.aliexpress.com/item/12MM-6V-300RPM-Powerful-High-Torque-DC-Gear-Box-Motor/32277738334.html</text:a></text:p>
          </table:table-cell>
          <table:table-cell table:number-columns-repeated="16375" table:style-name="ce1"/>
        </table:table-row>
        <table:table-row table:number-rows-repeated="2" table:style-name="ro2">
          <table:table-cell/>
          <table:table-cell table:style-name="ce1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 table:style-name="ce1"/>
        </table:table-row>
        <table:table-row table:number-rows-repeated="5" table:style-name="ro2">
          <table:table-cell table:number-columns-repeated="2"/>
          <table:table-cell table:style-name="ce8"/>
          <table:table-cell table:style-name="ce9"/>
          <table:table-cell table:number-columns-repeated="4" table:style-name="ce8"/>
          <table:table-cell table:style-name="ce10"/>
          <table:table-cell table:number-columns-repeated="16375"/>
        </table:table-row>
        <table:table-row table:number-rows-repeated="11" table:style-name="ro2">
          <table:table-cell table:number-columns-repeated="2"/>
          <table:table-cell table:style-name="ce8"/>
          <table:table-cell table:style-name="ce9"/>
          <table:table-cell table:style-name="ce8"/>
          <table:table-cell table:number-columns-repeated="2" table:style-name="ce1"/>
          <table:table-cell table:style-name="ce8"/>
          <table:table-cell table:style-name="ce10"/>
          <table:table-cell table:number-columns-repeated="16375"/>
        </table:table-row>
        <table:table-row table:number-rows-repeated="1048496" table:style-name="ro2">
          <table:table-cell table:number-columns-repeated="16384"/>
        </table:table-row>
      </table:table>
      <table:table table:name="Barat_(2)" table:style-name="ta1">
        <table:table-column table:style-name="co1" table:default-cell-style-name="ce16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style-name="ce15"/>
          <table:table-cell office:value-type="string" table:style-name="ce2">
            <text:p>Total Robot</text:p>
          </table:table-cell>
          <table:table-cell table:number-columns-repeated="2" table:style-name="ce2"/>
          <table:table-cell office:value-type="float" office:value="43.282162222222226" table:formula="of:=[.E5]+[.E32]+[.E56]" table:style-name="ce3">
            <text:p>43,28 €<text:s/></text:p>
          </table:table-cell>
          <table:table-cell table:number-columns-repeated="2" table:style-name="ce3"/>
          <table:table-cell table:number-columns-repeated="16377" table:style-name="ce2"/>
        </table:table-row>
        <table:table-row table:style-name="ro1">
          <table:table-cell table:style-name="ce15"/>
          <table:table-cell office:value-type="string" table:style-name="ce2">
            <text:p>Quantitat robots</text:p>
          </table:table-cell>
          <table:table-cell office:value-type="float" office:value="30" table:style-name="ce11">
            <text:p>30</text:p>
          </table:table-cell>
          <table:table-cell table:style-name="ce2"/>
          <table:table-cell table:number-columns-repeated="2" table:style-name="ce3"/>
          <table:table-cell office:value-type="float" office:value="1043.1348666666668" table:formula="of:=[.G5]+[.G32]+[.G56]" table:style-name="ce3">
            <text:p>1.043,13 €<text:s/></text:p>
          </table:table-cell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16"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t</text:p>
          </table:table-cell>
          <table:table-cell office:value-type="string" table:style-name="ce5">
            <text:p>COST</text:p>
          </table:table-cell>
          <table:table-cell office:value-type="string" table:style-name="ce5">
            <text:p>Qt real</text:p>
          </table:table-cell>
          <table:table-cell office:value-type="string" table:style-name="ce5">
            <text:p>Total</text:p>
          </table:table-cell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SUMA</text:p>
          </table:table-cell>
          <table:table-cell office:value-type="float" office:value="6.8670111111111138" table:formula="of:=SUM([.C6:.C29])" table:style-name="ce6">
            <text:p>6,87 €<text:s/></text:p>
          </table:table-cell>
          <table:table-cell office:value-type="float" office:value="33" table:formula="of:=SUM([.D6:.D29])" table:style-name="ce7">
            <text:p>33</text:p>
          </table:table-cell>
          <table:table-cell office:value-type="float" office:value="7.375688888888889" table:formula="of:=SUM([.E6:.E29])" table:style-name="ce6">
            <text:p>7,38 €<text:s/></text:p>
          </table:table-cell>
          <table:table-cell office:value-type="float" office:value="990" table:formula="of:=SUM([.F6:.F29])" table:style-name="ce7">
            <text:p>990</text:p>
          </table:table-cell>
          <table:table-cell office:value-type="float" office:value="221.27066666666667" table:formula="of:=SUM([.G6:.G29])" table:style-name="ce6">
            <text:p>221,27 €<text:s/></text:p>
          </table:table-cell>
          <table:table-cell office:value-type="float" office:value="57.75" table:formula="of:=SUM([.H6:.H29])" table:style-name="ce6">
            <text:p>57,75 €<text:s/></text:p>
          </table:table-cell>
          <table:table-cell office:value-type="float" office:value="10.41" table:formula="of:=SUM([.I6:.I29])" table:style-name="ce6">
            <text:p>10,41 €<text:s/></text:p>
          </table:table-cell>
          <table:table-cell office:value-type="float" office:value="19.451111111111111" table:formula="of:=SUM([.J6:.J29])" table:style-name="ce6">
            <text:p>19,45 €<text:s/>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30" table:style-name="ce16">
            <text:p>30</text:p>
          </table:table-cell>
          <table:table-cell office:value-type="string" table:style-name="ce1">
            <text:p>PCB minisumo</text:p>
          </table:table-cell>
          <table:table-cell office:value-type="float" office:value="0.89399999999999991" table:formula="of:=[.H6]/10" table:style-name="ce8">
            <text:p>0,89 €<text:s/></text:p>
          </table:table-cell>
          <table:table-cell office:value-type="float" office:value="1" table:style-name="ce9">
            <text:p>1</text:p>
          </table:table-cell>
          <table:table-cell office:value-type="float" office:value="0.89399999999999991" table:formula="of:=[.C6]*[.D6]" table:style-name="ce8">
            <text:p>0,89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26.819999999999997" table:formula="of:=[.C6]*[.F6]" table:style-name="ce8">
            <text:p>26,82 €<text:s/></text:p>
          </table:table-cell>
          <table:table-cell office:value-type="float" office:value="8.94" table:style-name="ce8">
            <text:p>8,94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2"/>
        </table:table-row>
        <table:table-row table:style-name="ro2">
          <table:table-cell office:value-type="float" office:value="30" table:style-name="ce16">
            <text:p>30</text:p>
          </table:table-cell>
          <table:table-cell office:value-type="string" table:style-name="ce1">
            <text:p>Arduino nano + cable</text:p>
          </table:table-cell>
          <table:table-cell office:value-type="float" office:value="2.99" table:style-name="ce8">
            <text:p>2,99 €<text:s/></text:p>
          </table:table-cell>
          <table:table-cell office:value-type="float" office:value="1" table:style-name="ce9">
            <text:p>1</text:p>
          </table:table-cell>
          <table:table-cell office:value-type="float" office:value="2.99" table:formula="of:=[.C7]*[.D7]" table:style-name="ce8">
            <text:p>2,99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89.7" table:formula="of:=[.C7]*[.F7]" table:style-name="ce8">
            <text:p>89,70 €<text:s/></text:p>
          </table:table-cell>
          <table:table-cell office:value-type="float" office:value="26.13" table:style-name="ce8">
            <text:p>26,1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Nano-3-0-Mini-controlador-USB-ATmega328-5-V-16-m-tarjeta-del-controlador-Micro-Nano/1326062_32843606477.html?spm=a219c.search0104.3.3.384172f2tKvouV&amp;ws_ab_test=searchweb0_0%2Csearchweb201602_4_10065_10068_10547_1005">https://es.aliexpress.com/store/product/Nano-3-0-Mini-controlador-USB-ATmega328-5-V-16-m-tarjeta-del-controlador-Micro-Nano/1326062_32843606477.html?spm=a219c.search0104.3.3.384172f2tKvouV&amp;ws_ab_test=searchweb0_0%2Csearchweb201602_4_10065_10068_10547_1005</text:a></text:p>
          </table:table-cell>
          <table:table-cell office:value-type="string" table:style-name="ce10">
            <text:p><text:a xlink:href="https://es.aliexpress.com/store/product/Wholesale-5pcs-lot-Funduino-Nano-3-0-controller-compatible-with-arduino-nano-Free-Shipping/535576_1307092605.html?spm=a219c.search0104.3.73.384172f2tKvouV&amp;ws_ab_test=searchweb0_0,searchweb201602_4_10065_10068_10547_">https://es.aliexpress.com/store/product/Wholesale-5pcs-lot-Funduino-Nano-3-0-controller-compatible-with-arduino-nano-Free-Shipping/535576_1307092605.html?spm=a219c.search0104.3.73.384172f2tKvouV&amp;ws_ab_test=searchweb0_0,searchweb201602_4_10065_10068_10547_</text:a></text:p>
          </table:table-cell>
          <table:table-cell table:number-columns-repeated="16372"/>
        </table:table-row>
        <table:table-row table:style-name="ro2">
          <table:table-cell office:value-type="float" office:value="30" table:style-name="ce16">
            <text:p>30</text:p>
          </table:table-cell>
          <table:table-cell office:value-type="string" table:style-name="ce1">
            <text:p>Driver TB6612FNG</text:p>
          </table:table-cell>
          <table:table-cell office:value-type="float" office:value="1.306" table:formula="of:=[.H8]/10" table:style-name="ce8">
            <text:p>1,3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06" table:formula="of:=[.C8]*[.D8]" table:style-name="ce8">
            <text:p>1,3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39.18" table:formula="of:=[.C8]*[.F8]" table:style-name="ce8">
            <text:p>39,18 €<text:s/></text:p>
          </table:table-cell>
          <table:table-cell office:value-type="float" office:value="13.06" table:style-name="ce8">
            <text:p>13,06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item/Dual-Motor-Driver-TB6612FNG-for-Arduino-Microcontroller-Better-than-L298N-Supporting-self-balanced-car-3PI/32287779353.html?spm=a2g0s.8937460.0.0.5a602e0eA0W0ei">https://es.aliexpress.com/item/Dual-Motor-Driver-TB6612FNG-for-Arduino-Microcontroller-Better-than-L298N-Supporting-self-balanced-car-3PI/32287779353.html?spm=a2g0s.8937460.0.0.5a602e0eA0W0ei</text:a></text:p>
          </table:table-cell>
          <table:table-cell table:style-name="ce10"/>
          <table:table-cell table:number-columns-repeated="16372"/>
        </table:table-row>
        <table:table-row table:style-name="ro2">
          <table:table-cell table:style-name="ce16"/>
          <table:table-cell office:value-type="string" table:style-name="ce1">
            <text:p>Pins femella 40p</text:p>
          </table:table-cell>
          <table:table-cell office:value-type="float" office:value="0.21600000000000003" table:formula="of:=[.I9]/20" table:style-name="ce8">
            <text:p>0,2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43200000000000005" table:formula="of:=[.C9]*[.D9]" table:style-name="ce8">
            <text:p>0,43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12.96" table:formula="of:=[.C9]*[.F9]" table:style-name="ce8">
            <text:p>12,96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Pins mascle 40p negre</text:p>
          </table:table-cell>
          <table:table-cell office:value-type="float" office:value="0.17699999999999999" table:formula="of:=[.H10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10]*[.D10]" table:style-name="ce8">
            <text:p>0,18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5.31" table:formula="of:=[.C10]*[.F10]" table:style-name="ce8">
            <text:p>5,31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Pins mascle 40p verm</text:p>
          </table:table-cell>
          <table:table-cell office:value-type="float" office:value="0.20499999999999999" table:formula="of:=[.H11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1]*[.D11]" table:style-name="ce8">
            <text:p>0,2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6.1499999999999995" table:formula="of:=[.C11]*[.F11]" table:style-name="ce8">
            <text:p>6,15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Pins mascle 40p blanc</text:p>
          </table:table-cell>
          <table:table-cell office:value-type="float" office:value="0.20499999999999999" table:formula="of:=[.H12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12]*[.D12]" table:style-name="ce8">
            <text:p>0,2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6.1499999999999995" table:formula="of:=[.C12]*[.F12]" table:style-name="ce8">
            <text:p>6,15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Interruptor 7x7mm</text:p>
          </table:table-cell>
          <table:table-cell office:value-type="float" office:value="9.0999999999999998E-2" table:formula="of:=[.I13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13]*[.D13]" table:style-name="ce8">
            <text:p>0,09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2.73" table:formula="of:=[.C13]*[.F13]" table:style-name="ce8">
            <text:p>2,73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2"/>
        </table:table-row>
        <table:table-row table:style-name="ro2">
          <table:table-cell table:style-name="ce16"/>
          <table:table-cell office:value-type="string" table:style-name="ce1">
            <text:p>Terminal 3.5mm</text:p>
          </table:table-cell>
          <table:table-cell office:value-type="float" office:value="0.11799999999999999" table:formula="of:=[.I14]/20" table:style-name="ce8">
            <text:p>0,12 €<text:s/></text:p>
          </table:table-cell>
          <table:table-cell office:value-type="float" office:value="2" table:style-name="ce9">
            <text:p>2</text:p>
          </table:table-cell>
          <table:table-cell office:value-type="float" office:value="0.23599999999999999" table:formula="of:=[.C14]*[.D14]" table:style-name="ce8">
            <text:p>0,24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7.08" table:formula="of:=[.C14]*[.F14]" table:style-name="ce8">
            <text:p>7,08 €<text:s/></text:p>
          </table:table-cell>
          <table:table-cell table:style-name="ce8"/>
          <table:table-cell office:value-type="float" office:value="2.36" table:style-name="ce8">
            <text:p>2,36 €<text:s/></text:p>
          </table:table-cell>
          <table:table-cell table:style-name="ce8"/>
          <table:table-cell office:value-type="string" table:style-name="ce10">
            <text:p><text:a xlink:href="https://es.aliexpress.com/item/20PCS-LOT-KF301-2P-3P-KF350-2P-3P-KF128-Screw-2Pin-3Pin-5-0mm-Straight-Pin/32889705942.html">https://es.aliexpress.com/item/20PCS-LOT-KF301-2P-3P-KF350-2P-3P-KF128-Screw-2Pin-3Pin-5-0mm-Straight-Pin/32889705942.html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Polsador 3x6x4.3mm</text:p>
          </table:table-cell>
          <table:table-cell office:value-type="float" office:value="2.4700000000000003E-2" table:formula="of:=[.J15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15]*[.D15]" table:style-name="ce8">
            <text:p>0,02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7410000000000001" table:formula="of:=[.C15]*[.F15]" table:style-name="ce8">
            <text:p>0,74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2"/>
        </table:table-row>
        <table:table-row table:style-name="ro2">
          <table:table-cell table:style-name="ce16"/>
          <table:table-cell office:value-type="string" table:style-name="ce1">
            <text:p>Regulador 7805</text:p>
          </table:table-cell>
          <table:table-cell office:value-type="float" office:value="0.17299999999999999" table:formula="of:=[.H16]/10" table:style-name="ce8">
            <text:p>0,17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299999999999999" table:formula="of:=[.C16]*[.D16]" table:style-name="ce8">
            <text:p>0,17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5.1899999999999995" table:formula="of:=[.C16]*[.F16]" table:style-name="ce8">
            <text:p>5,19 €<text:s/></text:p>
          </table:table-cell>
          <table:table-cell office:value-type="float" office:value="1.73" table:style-name="ce8">
            <text:p>1,73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Free-Shipping-50PCS-IC-L7805CV-L7805-7805-Voltage-Regulator-5V-1-5A-TO-220/604366_1936084347.html?spm=a219c.search0104.3.23.77f6648d7jEANF&amp;ws_ab_test=searchweb0_0,searchweb201602_4_10065_10068_5910015_10547_5890015_">https://es.aliexpress.com/store/product/Free-Shipping-50PCS-IC-L7805CV-L7805-7805-Voltage-Regulator-5V-1-5A-TO-220/604366_1936084347.html?spm=a219c.search0104.3.23.77f6648d7jEANF&amp;ws_ab_test=searchweb0_0,searchweb201602_4_10065_10068_5910015_10547_5890015_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Transistor NPN S8050</text:p>
          </table:table-cell>
          <table:table-cell office:value-type="float" office:value="1.4300000000000002E-2" table:formula="of:=[.J17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4.2900000000000008E-2" table:formula="of:=[.C17]*[.D17]" table:style-name="ce8">
            <text:p>0,04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1.2870000000000001" table:formula="of:=[.C17]*[.F17]" table:style-name="ce8">
            <text:p>1,29 €<text:s/></text:p>
          </table:table-cell>
          <table:table-cell table:number-columns-repeated="2" table:style-name="ce8"/>
          <table:table-cell office:value-type="float" office:value="1.4300000000000002" table:formula="of:=0.79+(2.77-(0.79+0.7))/2" table:style-name="ce8">
            <text:p>1,43 €<text:s/></text:p>
          </table:table-cell>
          <table:table-cell office:value-type="string" table:style-name="ce10">
            <text:p><text:a xlink:href="https://es.aliexpress.com/store/product/100pcs-Transistor-S8050-D331-NPN-TO92-Package-new/511081_32429477379.html?spm=a219c.search0104.3.8.77776771SxtHlD&amp;ws_ab_test=searchweb0_0,searchweb201602_4_10065_10068_5910015_10547_5890015_10548_10696_10084_5724015">https://es.aliexpress.com/store/product/100pcs-Transistor-S8050-D331-NPN-TO92-Package-new/511081_32429477379.html?spm=a219c.search0104.3.8.77776771SxtHlD&amp;ws_ab_test=searchweb0_0,searchweb201602_4_10065_10068_5910015_10547_5890015_10548_10696_10084_5724015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Diode 1N4148</text:p>
          </table:table-cell>
          <table:table-cell office:value-type="float" office:value="1.3399999999999999E-2" table:formula="of:=[.J18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3399999999999999E-2" table:formula="of:=[.C18]*[.D18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40199999999999997" table:formula="of:=[.C18]*[.F18]" table:style-name="ce8">
            <text:p>0,40 €<text:s/></text:p>
          </table:table-cell>
          <table:table-cell table:number-columns-repeated="2" table:style-name="ce1"/>
          <table:table-cell office:value-type="float" office:value="1.3399999999999999" table:formula="of:=0.7+(2.77-(0.79+0.7))/2" table:style-name="ce8">
            <text:p>1,34 €<text:s/></text:p>
          </table:table-cell>
          <table:table-cell office:value-type="string" table:style-name="ce10">
            <text:p><text:a xlink:href="https://es.aliexpress.com/store/product/Free-shipping-100PCS-SMD-1N4148-LL4148-4148-LL34-switching-diode/511081_793795951.html?spm=a219c.search0104.3.16.2fe8150eA9VuzT&amp;ws_ab_test=searchweb0_0,searchweb201602_4_10065_10068_5910015_10547_5890015_10548_58800">https://es.aliexpress.com/store/product/Free-shipping-100PCS-SMD-1N4148-LL4148-4148-LL34-switching-diode/511081_793795951.html?spm=a219c.search0104.3.16.2fe8150eA9VuzT&amp;ws_ab_test=searchweb0_0,searchweb201602_4_10065_10068_5910015_10547_5890015_10548_58800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Buzzer 12mm 5V</text:p>
          </table:table-cell>
          <table:table-cell office:value-type="float" office:value="0.20200000000000001" table:formula="of:=[.H19]/10" table:style-name="ce8">
            <text:p>0,20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200000000000001" table:formula="of:=[.C19]*[.D19]" table:style-name="ce8">
            <text:p>0,20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6.0600000000000005" table:formula="of:=[.C19]*[.F19]" table:style-name="ce8">
            <text:p>6,06 €<text:s/></text:p>
          </table:table-cell>
          <table:table-cell office:value-type="float" office:value="2.02" table:style-name="ce8">
            <text:p>2,02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-piezas-5-V-activa-zumbador-tono-continuo-magn-tico-alarma-del-12mm-MINI-Active-Piezo/1266255_32914327679.html?spm=a219c.search0104.3.9.6dce28a7XbGFrt&amp;ws_ab_test=searchweb0_0%2Csearchweb201602_4_10065_10068_591001">https://es.aliexpress.com/store/product/10-piezas-5-V-activa-zumbador-tono-continuo-magn-tico-alarma-del-12mm-MINI-Active-Piezo/1266255_32914327679.html?spm=a219c.search0104.3.9.6dce28a7XbGFrt&amp;ws_ab_test=searchweb0_0%2Csearchweb201602_4_10065_10068_591001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Condensador 100nF</text:p>
          </table:table-cell>
          <table:table-cell office:value-type="float" office:value="2.53E-2" table:formula="of:=[.J20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53E-2" table:formula="of:=[.C20]*[.D20]" table:style-name="ce8">
            <text:p>0,03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75900000000000001" table:formula="of:=[.C20]*[.F20]" table:style-name="ce8">
            <text:p>0,76 €<text:s/></text:p>
          </table:table-cell>
          <table:table-cell table:number-columns-repeated="2" table:style-name="ce8"/>
          <table:table-cell office:value-type="float" office:value="2.5299999999999998" table:style-name="ce8">
            <text:p>2,53 €<text:s/></text:p>
          </table:table-cell>
          <table:table-cell office:value-type="string" table:style-name="ce10">
            <text:p><text:a xlink:href="https://es.aliexpress.com/store/product/100-piezas-100NF-X7R-Error-10-50-V-0-1-UF-104-1206-smd-del-env/2885226_32905749589.html?spm=a219c.search0104.3.22.51b33110x2DRCa&amp;ws_ab_test=searchweb0_0%2Csearchweb201602_4_10065_10068_5910015_10547_5890015_10548_58">https://es.aliexpress.com/store/product/100-piezas-100NF-X7R-Error-10-50-V-0-1-UF-104-1206-smd-del-env/2885226_32905749589.html?spm=a219c.search0104.3.22.51b33110x2DRCa&amp;ws_ab_test=searchweb0_0%2Csearchweb201602_4_10065_10068_5910015_10547_5890015_10548_58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Condensador 330nF</text:p>
          </table:table-cell>
          <table:table-cell office:value-type="float" office:value="2.8300000000000002E-2" table:formula="of:=[.J21]/100" table:style-name="ce8">
            <text:p>0,03 €<text:s/></text:p>
          </table:table-cell>
          <table:table-cell office:value-type="float" office:value="1" table:style-name="ce9">
            <text:p>1</text:p>
          </table:table-cell>
          <table:table-cell office:value-type="float" office:value="2.8300000000000002E-2" table:formula="of:=[.C21]*[.D21]" table:style-name="ce8">
            <text:p>0,03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84900000000000009" table:formula="of:=[.C21]*[.F21]" table:style-name="ce8">
            <text:p>0,85 €<text:s/></text:p>
          </table:table-cell>
          <table:table-cell table:number-columns-repeated="2" table:style-name="ce8"/>
          <table:table-cell office:value-type="float" office:value="2.83" table:style-name="ce8">
            <text:p>2,83 €<text:s/></text:p>
          </table:table-cell>
          <table:table-cell office:value-type="string" table:style-name="ce10">
            <text:p><text:a xlink:href="https://es.aliexpress.com/store/product/100-piezas-1206-condensador-330NF-470NF-1-UF-2-2-UF-4-7-UF-50-V/1711463_32879068458.html?spm=a219c.search0104.3.2.703515ea5O75W7&amp;ws_ab_test=searchweb0_0%2Csearchweb201602_4_10065_10068_5910015_10547_5890015_10548_58">https://es.aliexpress.com/store/product/100-piezas-1206-condensador-330NF-470NF-1-UF-2-2-UF-4-7-UF-50-V/1711463_32879068458.html?spm=a219c.search0104.3.2.703515ea5O75W7&amp;ws_ab_test=searchweb0_0%2Csearchweb201602_4_10065_10068_5910015_10547_5890015_10548_58</text:a></text:p>
          </table:table-cell>
          <table:table-cell table:number-columns-repeated="16373" table:style-name="ce1"/>
        </table:table-row>
        <table:table-row table:style-name="ro2">
          <table:table-cell office:value-type="float" office:value="60" table:style-name="ce16">
            <text:p>60</text:p>
          </table:table-cell>
          <table:table-cell office:value-type="string" table:style-name="ce1">
            <text:p>Condensador 16V1mF</text:p>
          </table:table-cell>
          <table:table-cell office:value-type="float" office:value="9.5500000000000002E-2" table:formula="of:=[.I22]/20" table:style-name="ce8">
            <text:p>0,10 €<text:s/></text:p>
          </table:table-cell>
          <table:table-cell office:value-type="float" office:value="2" table:style-name="ce9">
            <text:p>2</text:p>
          </table:table-cell>
          <table:table-cell office:value-type="float" office:value="0.191" table:formula="of:=[.C22]*[.D22]" table:style-name="ce8">
            <text:p>0,19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5.73" table:formula="of:=[.C22]*[.F22]" table:style-name="ce8">
            <text:p>5,73 €<text:s/></text:p>
          </table:table-cell>
          <table:table-cell table:style-name="ce8"/>
          <table:table-cell office:value-type="float" office:value="1.91" table:style-name="ce8">
            <text:p>1,91 €<text:s/></text:p>
          </table:table-cell>
          <table:table-cell table:style-name="ce8"/>
          <table:table-cell office:value-type="string" table:style-name="ce10">
            <text:p><text:a xlink:href="https://es.aliexpress.com/store/product/10v-1000UF-8-9aluminum-electrolytic-capacitor-1000uf-10v/826019_32814611460.html?spm=a219c.search0104.3.79.6a0b2971fS0eEi&amp;ws_ab_test=searchweb0_0,searchweb201602_4_10065_10068_5910015_10547_5890015_10548_5880016_106">https://es.aliexpress.com/store/product/10v-1000UF-8-9aluminum-electrolytic-capacitor-1000uf-10v/826019_32814611460.html?spm=a219c.search0104.3.79.6a0b2971fS0eEi&amp;ws_ab_test=searchweb0_0,searchweb201602_4_10065_10068_5910015_10547_5890015_10548_5880016_106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22</text:p>
          </table:table-cell>
          <table:table-cell office:value-type="float" office:value="1.2644444444444444E-2" table:formula="of:=[.J23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3]*[.D23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3793333333333333" table:formula="of:=[.C23]*[.F23]" table:style-name="ce8">
            <text:p>0,38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220</text:p>
          </table:table-cell>
          <table:table-cell office:value-type="float" office:value="1.2644444444444444E-2" table:formula="of:=[.J24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24]*[.D24]" table:style-name="ce8">
            <text:p>0,04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1.1379999999999999" table:formula="of:=[.C24]*[.F24]" table:style-name="ce8">
            <text:p>1,1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1K</text:p>
          </table:table-cell>
          <table:table-cell office:value-type="float" office:value="1.2644444444444444E-2" table:formula="of:=[.J25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5]*[.D25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3793333333333333" table:formula="of:=[.C25]*[.F25]" table:style-name="ce8">
            <text:p>0,38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2K</text:p>
          </table:table-cell>
          <table:table-cell office:value-type="float" office:value="1.2644444444444444E-2" table:formula="of:=[.J26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6]*[.D26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3793333333333333" table:formula="of:=[.C26]*[.F26]" table:style-name="ce8">
            <text:p>0,38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4K7</text:p>
          </table:table-cell>
          <table:table-cell office:value-type="float" office:value="1.2644444444444444E-2" table:formula="of:=[.J27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7]*[.D27]" table:style-name="ce8">
            <text:p>0,03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0.7586666666666666" table:formula="of:=[.C27]*[.F27]" table:style-name="ce8">
            <text:p>0,76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6K8</text:p>
          </table:table-cell>
          <table:table-cell office:value-type="float" office:value="1.2644444444444444E-2" table:formula="of:=[.J28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1.2644444444444444E-2" table:formula="of:=[.C28]*[.D28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3793333333333333" table:formula="of:=[.C28]*[.F28]" table:style-name="ce8">
            <text:p>0,38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office:value-type="string" table:style-name="ce1">
            <text:p>Resistencia 10K</text:p>
          </table:table-cell>
          <table:table-cell office:value-type="float" office:value="1.2644444444444444E-2" table:formula="of:=[.J29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29]*[.D29]" table:style-name="ce8">
            <text:p>0,03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0.7586666666666666" table:formula="of:=[.C29]*[.F29]" table:style-name="ce8">
            <text:p>0,76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 table:style-name="ce16"/>
          <table:table-cell table:number-columns-repeated="4" table:style-name="ce1"/>
          <table:table-cell table:style-name="ce13"/>
          <table:table-cell table:number-columns-repeated="16378" table:style-name="ce1"/>
        </table:table-row>
        <table:table-row table:style-name="ro2">
          <table:table-cell table:style-name="ce16"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t</text:p>
          </table:table-cell>
          <table:table-cell office:value-type="string" table:style-name="ce5">
            <text:p>COST</text:p>
          </table:table-cell>
          <table:table-cell table:style-name="ce14"/>
          <table:table-cell table:style-name="ce5"/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2"/>
        </table:table-row>
        <table:table-row table:style-name="ro2">
          <table:table-cell table:style-name="ce16"/>
          <table:table-cell office:value-type="string" table:style-name="ce4">
            <text:p>SUMA</text:p>
          </table:table-cell>
          <table:table-cell office:value-type="float" office:value="4.3819622222222225" table:formula="of:=SUM([.C33:.C53])" table:style-name="ce6">
            <text:p>4,38 €<text:s/></text:p>
          </table:table-cell>
          <table:table-cell office:value-type="float" office:value="45" table:formula="of:=SUM([.D33:.D53])" table:style-name="ce7">
            <text:p>45</text:p>
          </table:table-cell>
          <table:table-cell office:value-type="float" office:value="4.7234733333333336" table:formula="of:=SUM([.E33:.E53])" table:style-name="ce6">
            <text:p>4,72 €<text:s/></text:p>
          </table:table-cell>
          <table:table-cell office:value-type="float" office:value="1230" table:formula="of:=SUM([.F33:.F53])" table:style-name="ce7">
            <text:p>1230</text:p>
          </table:table-cell>
          <table:table-cell office:value-type="float" office:value="124.0942" table:formula="of:=SUM([.G33:.G53])" table:style-name="ce6">
            <text:p>124,09 €<text:s/></text:p>
          </table:table-cell>
          <table:table-cell office:value-type="float" office:value="38.86" table:formula="of:=SUM([.H33:.H53])" table:style-name="ce6">
            <text:p>38,86 €<text:s/></text:p>
          </table:table-cell>
          <table:table-cell office:value-type="float" office:value="6.9360000000000008" table:formula="of:=SUM([.I33:.I53])" table:style-name="ce6">
            <text:p>6,94 €<text:s/></text:p>
          </table:table-cell>
          <table:table-cell office:value-type="float" office:value="14.916222222222226" table:formula="of:=SUM([.J33:.J53])" table:style-name="ce6">
            <text:p>14,92 €<text:s/>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string" table:style-name="ce1">
            <text:p>PCB shield</text:p>
          </table:table-cell>
          <table:table-cell office:value-type="float" office:value="0" table:formula="of:=[.H33]/10" table:style-name="ce8">
            <text:p>- €<text:s/></text:p>
          </table:table-cell>
          <table:table-cell office:value-type="float" office:value="1" table:style-name="ce9">
            <text:p>1</text:p>
          </table:table-cell>
          <table:table-cell office:value-type="float" office:value="0" table:formula="of:=[.C33]*[.D33]" table:style-name="ce8">
            <text:p>- €<text:s/></text:p>
          </table:table-cell>
          <table:table-cell table:style-name="ce12"/>
          <table:table-cell office:value-type="float" office:value="0" table:formula="of:=[.C33]*[.F33]" table:style-name="ce8">
            <text:p>- €<text:s/></text:p>
          </table:table-cell>
          <table:table-cell office:value-type="float" office:value="0" table:style-name="ce8">
            <text:p>- €<text:s/></text:p>
          </table:table-cell>
          <table:table-cell table:number-columns-repeated="2" table:style-name="ce8"/>
          <table:table-cell office:value-type="string" table:style-name="ce10">
            <text:p><text:a xlink:href="https://jlcpcb.com/quote">https://jlcpcb.com/quote</text:a></text:p>
          </table:table-cell>
          <table:table-cell table:style-name="ce10"/>
          <table:table-cell table:number-columns-repeated="16372"/>
        </table:table-row>
        <table:table-row table:style-name="ro2">
          <table:table-cell/>
          <table:table-cell office:value-type="string" table:style-name="ce1">
            <text:p>Polsador 3x6x4.3mm</text:p>
          </table:table-cell>
          <table:table-cell office:value-type="float" office:value="2.4700000000000003E-2" table:formula="of:=[.J34]/100" table:style-name="ce8">
            <text:p>0,02 €<text:s/></text:p>
          </table:table-cell>
          <table:table-cell office:value-type="float" office:value="1" table:style-name="ce9">
            <text:p>1</text:p>
          </table:table-cell>
          <table:table-cell office:value-type="float" office:value="2.4700000000000003E-2" table:formula="of:=[.C34]*[.D34]" table:style-name="ce8">
            <text:p>0,02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7410000000000001" table:formula="of:=[.C34]*[.F34]" table:style-name="ce8">
            <text:p>0,74 €<text:s/></text:p>
          </table:table-cell>
          <table:table-cell table:number-columns-repeated="2" table:style-name="ce8"/>
          <table:table-cell office:value-type="float" office:value="2.4700000000000002" table:style-name="ce8">
            <text:p>2,47 €<text:s/></text:p>
          </table:table-cell>
          <table:table-cell office:value-type="string" table:style-name="ce10">
            <text:p><text:a xlink:href="https://es.aliexpress.com/item/100pcs-lot-SMD-Tact-Switch-Tactile-Switches-connectors-Push-button-3-6-4-3mm/32310218338.html">https://es.aliexpress.com/item/100pcs-lot-SMD-Tact-Switch-Tactile-Switches-connectors-Push-button-3-6-4-3mm/32310218338.html</text:a></text:p>
          </table:table-cell>
          <table:table-cell table:style-name="ce10"/>
          <table:table-cell table:number-columns-repeated="16372"/>
        </table:table-row>
        <table:table-row table:style-name="ro2">
          <table:table-cell/>
          <table:table-cell office:value-type="string" table:style-name="ce1">
            <text:p>Pins femella 40p</text:p>
          </table:table-cell>
          <table:table-cell office:value-type="float" office:value="0.21600000000000003" table:formula="of:=[.I35]/20" table:style-name="ce8">
            <text:p>0,22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1600000000000003" table:formula="of:=[.C35]*[.D35]" table:style-name="ce8">
            <text:p>0,22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6.48" table:formula="of:=[.C35]*[.F35]" table:style-name="ce8">
            <text:p>6,48 €<text:s/></text:p>
          </table:table-cell>
          <table:table-cell table:style-name="ce8"/>
          <table:table-cell office:value-type="float" office:value="4.32" table:style-name="ce8">
            <text:p>4,32 €<text:s/></text:p>
          </table:table-cell>
          <table:table-cell table:style-name="ce8"/>
          <table:table-cell office:value-type="string" table:style-name="ce10">
            <text:p><text:a xlink:href="https://es.aliexpress.com/store/product/2-54mm-sola-fila-femenino-2-40-p-PCB-Board-socket-Pin-Header-conector-de-Gaza/323553_32869391616.html?spm=a219c.search0104.3.8.cee52f381y2jOZ&amp;ws_ab_test=searchweb0_0%2Csearchweb201602_4_10065_10068_10547_10059_10548">https://es.aliexpress.com/store/product/2-54mm-sola-fila-femenino-2-40-p-PCB-Board-socket-Pin-Header-conector-de-Gaza/323553_32869391616.html?spm=a219c.search0104.3.8.cee52f381y2jOZ&amp;ws_ab_test=searchweb0_0%2Csearchweb201602_4_10065_10068_10547_10059_10548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Pins mascle 40p negre</text:p>
          </table:table-cell>
          <table:table-cell office:value-type="float" office:value="0.17699999999999999" table:formula="of:=[.H36]/10" table:style-name="ce8">
            <text:p>0,18 €<text:s/></text:p>
          </table:table-cell>
          <table:table-cell office:value-type="float" office:value="1" table:style-name="ce9">
            <text:p>1</text:p>
          </table:table-cell>
          <table:table-cell office:value-type="float" office:value="0.17699999999999999" table:formula="of:=[.C36]*[.D36]" table:style-name="ce8">
            <text:p>0,18 €<text:s/></text:p>
          </table:table-cell>
          <table:table-cell table:style-name="ce12"/>
          <table:table-cell office:value-type="float" office:value="0" table:formula="of:=[.C36]*[.F36]" table:style-name="ce8">
            <text:p>- €<text:s/></text:p>
          </table:table-cell>
          <table:table-cell office:value-type="float" office:value="1.77" table:style-name="ce8">
            <text:p>1,77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Pins mascle 40p verm</text:p>
          </table:table-cell>
          <table:table-cell office:value-type="float" office:value="0.20499999999999999" table:formula="of:=[.H37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7]*[.D37]" table:style-name="ce8">
            <text:p>0,21 €<text:s/></text:p>
          </table:table-cell>
          <table:table-cell table:style-name="ce12"/>
          <table:table-cell office:value-type="float" office:value="0" table:formula="of:=[.C37]*[.F37]" table:style-name="ce8">
            <text:p>-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Pins mascle 40p blanc</text:p>
          </table:table-cell>
          <table:table-cell office:value-type="float" office:value="0.20499999999999999" table:formula="of:=[.H38]/10" table:style-name="ce8">
            <text:p>0,21 €<text:s/></text:p>
          </table:table-cell>
          <table:table-cell office:value-type="float" office:value="1" table:style-name="ce9">
            <text:p>1</text:p>
          </table:table-cell>
          <table:table-cell office:value-type="float" office:value="0.20499999999999999" table:formula="of:=[.C38]*[.D38]" table:style-name="ce8">
            <text:p>0,21 €<text:s/></text:p>
          </table:table-cell>
          <table:table-cell table:style-name="ce12"/>
          <table:table-cell office:value-type="float" office:value="0" table:formula="of:=[.C38]*[.F38]" table:style-name="ce8">
            <text:p>- €<text:s/></text:p>
          </table:table-cell>
          <table:table-cell office:value-type="float" office:value="2.0499999999999998" table:style-name="ce8">
            <text:p>2,05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30pcs-Pin-Connector-Male-2-54mm-Pitch-Pin-Header-Strip-Single-Row-40-pin-Connector-Kit/1995185_32879595293.html?spm=a219c.search0104.3.50.7f922fa2vmacDF&amp;ws_ab_test=searchweb0_0,searchweb201602_4_10065_10068_5910015_">https://es.aliexpress.com/store/product/30pcs-Pin-Connector-Male-2-54mm-Pitch-Pin-Header-Strip-Single-Row-40-pin-Connector-Kit/1995185_32879595293.html?spm=a219c.search0104.3.50.7f922fa2vmacDF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Pins mascle 40p 30mm</text:p>
          </table:table-cell>
          <table:table-cell office:value-type="float" office:value="0.43200000000000005" table:formula="of:=[.H39]/10" table:style-name="ce8">
            <text:p>0,4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43200000000000005" table:formula="of:=[.C39]*[.D39]" table:style-name="ce8">
            <text:p>0,43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12.96" table:formula="of:=[.C39]*[.F39]" table:style-name="ce8">
            <text:p>12,96 €<text:s/></text:p>
          </table:table-cell>
          <table:table-cell office:value-type="float" office:value="4.32" table:style-name="ce8">
            <text:p>4,32 €<text:s/></text:p>
          </table:table-cell>
          <table:table-cell table:number-columns-repeated="2" table:style-name="ce1"/>
          <table:table-cell office:value-type="string" table:style-name="ce10">
            <text:p><text:a xlink:href="https://es.aliexpress.com/item/2-54mm-macho-de-una-fila-1-40-p-Breakaway-PCB-Pin-Header-largo-11-15/32891470557.html?spm=a2g0s.8937460.0.0.5a602e0eA0W0ei">https://es.aliexpress.com/item/2-54mm-macho-de-una-fila-1-40-p-Breakaway-PCB-Pin-Header-largo-11-15/32891470557.html?spm=a2g0s.8937460.0.0.5a602e0eA0W0ei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Polsador 6x6x6mm</text:p>
          </table:table-cell>
          <table:table-cell office:value-type="float" office:value="3.6200000000000003E-2" table:formula="of:=[.J40]/100" table:style-name="ce8">
            <text:p>0,04 €<text:s/></text:p>
          </table:table-cell>
          <table:table-cell office:value-type="float" office:value="4" table:style-name="ce9">
            <text:p>4</text:p>
          </table:table-cell>
          <table:table-cell office:value-type="float" office:value="0.14480000000000001" table:formula="of:=[.C40]*[.D40]" table:style-name="ce8">
            <text:p>0,14 €<text:s/></text:p>
          </table:table-cell>
          <table:table-cell office:value-type="float" office:value="120" table:formula="of:=[.$C$2]*4" table:style-name="ce12">
            <text:p>120,00</text:p>
          </table:table-cell>
          <table:table-cell office:value-type="float" office:value="4.3440000000000003" table:formula="of:=[.C40]*[.F40]" table:style-name="ce8">
            <text:p>4,34 €<text:s/></text:p>
          </table:table-cell>
          <table:table-cell table:number-columns-repeated="2" table:style-name="ce8"/>
          <table:table-cell office:value-type="float" office:value="3.62" table:formula="of:=2.75+(5.44-(2.75+0.95))/2" table:style-name="ce8">
            <text:p>3,62 €<text:s/></text:p>
          </table:table-cell>
          <table:table-cell office:value-type="string" table:style-name="ce10">
            <text:p><text:a xlink:href="https://es.aliexpress.com/store/product/100pcs-8-Type-6mm-6mm-4Pin-Vertical-Tact-Switch-6x6mm-4P-Micro-Push-Button-Tactile-Switchs/1390139_32715988094.html?spm=a219c.12010612/itm2home-1.8148356.72.67106d2ca1FCKr">https://es.aliexpress.com/store/product/100pcs-8-Type-6mm-6mm-4Pin-Vertical-Tact-Switch-6x6mm-4P-Micro-Push-Button-Tactile-Switchs/1390139_32715988094.html?spm=a219c.12010612/itm2home-1.8148356.72.67106d2ca1FCKr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Interruptor 7x7mm</text:p>
          </table:table-cell>
          <table:table-cell office:value-type="float" office:value="9.0999999999999998E-2" table:formula="of:=[.I41]/20" table:style-name="ce8">
            <text:p>0,09 €<text:s/></text:p>
          </table:table-cell>
          <table:table-cell office:value-type="float" office:value="1" table:style-name="ce9">
            <text:p>1</text:p>
          </table:table-cell>
          <table:table-cell office:value-type="float" office:value="9.0999999999999998E-2" table:formula="of:=[.C41]*[.D41]" table:style-name="ce8">
            <text:p>0,09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2.73" table:formula="of:=[.C41]*[.F41]" table:style-name="ce8">
            <text:p>2,73 €<text:s/></text:p>
          </table:table-cell>
          <table:table-cell table:style-name="ce8"/>
          <table:table-cell office:value-type="float" office:value="1.82" table:formula="of:=0.95+(5.44-(2.75+0.95))/2" table:style-name="ce8">
            <text:p>1,82 €<text:s/></text:p>
          </table:table-cell>
          <table:table-cell table:style-name="ce8"/>
          <table:table-cell office:value-type="string" table:style-name="ce10">
            <text:p><text:a xlink:href="https://es.aliexpress.com/store/product/20PCS-7X7mm-6P-Push-Button-Switch-7-7MM-6Pin-Tactile-Power-Micro-Switch-Self-lock-Latching/1390139_32809348405.html?spm=a219c.12010612.8148356.2.1f446d2cjY2wHB">https://es.aliexpress.com/store/product/20PCS-7X7mm-6P-Push-Button-Switch-7-7MM-6Pin-Tactile-Power-Micro-Switch-Self-lock-Latching/1390139_32809348405.html?spm=a219c.12010612.8148356.2.1f446d2cjY2wHB</text:a></text:p>
          </table:table-cell>
          <table:table-cell office:value-type="string" table:style-name="ce10">
            <text:p><text:a xlink:href="https://es.aliexpress.com/store/product/100PCS-7X7mm-6P-Push-Button-Switch-7-7mm-Tactile-Power-Micro-Non-Locking-Latching-Toys-Flashlight/1390139_32717121474.html?spm=a219c.12010612.8148356.43.2e124b1fyr6UPg">https://es.aliexpress.com/store/product/100PCS-7X7mm-6P-Push-Button-Switch-7-7mm-Tactile-Power-Micro-Non-Locking-Latching-Toys-Flashlight/1390139_32717121474.html?spm=a219c.12010612.8148356.43.2e124b1fyr6UPg</text:a>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">
            <text:p>Resistencia 0R</text:p>
          </table:table-cell>
          <table:table-cell office:value-type="float" office:value="1.2644444444444444E-2" table:formula="of:=[.J42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2]*[.D42]" table:style-name="ce8">
            <text:p>0,04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1.1379999999999999" table:formula="of:=[.C42]*[.F42]" table:style-name="ce8">
            <text:p>1,1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Resistencia 330</text:p>
          </table:table-cell>
          <table:table-cell office:value-type="float" office:value="1.2644444444444444E-2" table:formula="of:=[.J43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3.7933333333333333E-2" table:formula="of:=[.C43]*[.D43]" table:style-name="ce8">
            <text:p>0,04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1.1379999999999999" table:formula="of:=[.C43]*[.F43]" table:style-name="ce8">
            <text:p>1,14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500Pcs-2012-Chip-resistor-1-4w-0805-5-0R-1-2-2-3-3-4-7/821060_32817289197.html?spm=a219c.search0104.3.30.48963d2eogPCzl&amp;ws_ab_test=searchweb0_0,searchweb201602_4_10065_10068_5910015_10547_5890015_10548_5880016_10696">https://es.aliexpress.com/store/product/500Pcs-2012-Chip-resistor-1-4w-0805-5-0R-1-2-2-3-3-4-7/821060_32817289197.html?spm=a219c.search0104.3.30.48963d2eogPCzl&amp;ws_ab_test=searchweb0_0,searchweb201602_4_10065_10068_5910015_10547_5890015_10548_5880016_10696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Resistencia 1K</text:p>
          </table:table-cell>
          <table:table-cell office:value-type="float" office:value="1.2644444444444444E-2" table:formula="of:=[.J44]/100" table:style-name="ce8">
            <text:p>0,01 €<text:s/></text:p>
          </table:table-cell>
          <table:table-cell office:value-type="float" office:value="9" table:style-name="ce9">
            <text:p>9</text:p>
          </table:table-cell>
          <table:table-cell office:value-type="float" office:value="0.1138" table:formula="of:=[.C44]*[.D44]" table:style-name="ce8">
            <text:p>0,11 €<text:s/></text:p>
          </table:table-cell>
          <table:table-cell office:value-type="float" office:value="270" table:formula="of:=[.$C$2]*9" table:style-name="ce12">
            <text:p>270,00</text:p>
          </table:table-cell>
          <table:table-cell office:value-type="float" office:value="3.4140000000000001" table:formula="of:=[.C44]*[.F44]" table:style-name="ce8">
            <text:p>3,41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Resistencia 4K7</text:p>
          </table:table-cell>
          <table:table-cell office:value-type="float" office:value="1.2644444444444444E-2" table:formula="of:=[.J45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2.5288888888888889E-2" table:formula="of:=[.C45]*[.D45]" table:style-name="ce8">
            <text:p>0,03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0.7586666666666666" table:formula="of:=[.C45]*[.F45]" table:style-name="ce8">
            <text:p>0,76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Resistencia 10K</text:p>
          </table:table-cell>
          <table:table-cell office:value-type="float" office:value="1.2644444444444444E-2" table:formula="of:=[.J46]/100" table:style-name="ce8">
            <text:p>0,01 €<text:s/></text:p>
          </table:table-cell>
          <table:table-cell office:value-type="float" office:value="4" table:style-name="ce9">
            <text:p>4</text:p>
          </table:table-cell>
          <table:table-cell office:value-type="float" office:value="5.0577777777777777E-2" table:formula="of:=[.C46]*[.D46]" table:style-name="ce8">
            <text:p>0,05 €<text:s/></text:p>
          </table:table-cell>
          <table:table-cell office:value-type="float" office:value="120" table:formula="of:=[.$C$2]*4" table:style-name="ce12">
            <text:p>120,00</text:p>
          </table:table-cell>
          <table:table-cell office:value-type="float" office:value="1.5173333333333332" table:formula="of:=[.C46]*[.F46]" table:style-name="ce8">
            <text:p>1,52 €<text:s/></text:p>
          </table:table-cell>
          <table:table-cell table:number-columns-repeated="2" table:style-name="ce8"/>
          <table:table-cell office:value-type="float" office:value="1.2644444444444445" table:formula="of:=0.88+(11.38-(0.88*9))/9" table:style-name="ce8">
            <text:p>1,26 €<text:s/></text:p>
          </table:table-cell>
          <table:table-cell office:value-type="string" table:style-name="ce10">
            <text:p><text:a xlink:href="https://es.aliexpress.com/store/product/0805-SMD-Resistors-10k-10K-ohm-1-8W-5-0805-SMD-Resistors-0805-Chip-resistor-500pcs/821060_852348196.html?spm=a219c.12010612.8148356.4.7f6e3f233TqDMe">https://es.aliexpress.com/store/product/0805-SMD-Resistors-10k-10K-ohm-1-8W-5-0805-SMD-Resistors-0805-Chip-resistor-500pcs/821060_852348196.html?spm=a219c.12010612.8148356.4.7f6e3f233TqDMe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LED 1206 verm</text:p>
          </table:table-cell>
          <table:table-cell office:value-type="float" office:value="6.4600000000000005E-3" table:formula="of:=[.J47]/100" table:style-name="ce8">
            <text:p>0,0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4600000000000005E-3" table:formula="of:=[.C47]*[.D47]" table:style-name="ce8">
            <text:p>0,01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0.19380000000000003" table:formula="of:=[.C47]*[.F47]" table:style-name="ce8">
            <text:p>0,19 €<text:s/></text:p>
          </table:table-cell>
          <table:table-cell table:number-columns-repeated="2" table:style-name="ce8"/>
          <table:table-cell office:value-type="float" office:value="0.64600000000000002" table:formula="of:=0.52+(3.3-(0.52+0.42+0.53+0.53+0.67))/5" table:style-name="ce8">
            <text:p>0,65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LED 1206 verd</text:p>
          </table:table-cell>
          <table:table-cell office:value-type="float" office:value="5.4599999999999996E-3" table:formula="of:=[.J48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6379999999999999E-2" table:formula="of:=[.C48]*[.D48]" table:style-name="ce8">
            <text:p>0,02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0.49139999999999995" table:formula="of:=[.C48]*[.F48]" table:style-name="ce8">
            <text:p>0,49 €<text:s/></text:p>
          </table:table-cell>
          <table:table-cell table:number-columns-repeated="2" table:style-name="ce8"/>
          <table:table-cell office:value-type="float" office:value="0.54599999999999993" table:formula="of:=0.42+(3.3-(0.52+0.42+0.53+0.53+0.67))/5" table:style-name="ce8">
            <text:p>0,55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LED 1206 blau</text:p>
          </table:table-cell>
          <table:table-cell office:value-type="float" office:value="6.5599999999999999E-3" table:formula="of:=[.J49]/100" table:style-name="ce8">
            <text:p>0,01 €<text:s/></text:p>
          </table:table-cell>
          <table:table-cell office:value-type="float" office:value="2" table:style-name="ce9">
            <text:p>2</text:p>
          </table:table-cell>
          <table:table-cell office:value-type="float" office:value="1.312E-2" table:formula="of:=[.C49]*[.D49]" table:style-name="ce8">
            <text:p>0,01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0.39360000000000001" table:formula="of:=[.C49]*[.F49]" table:style-name="ce8">
            <text:p>0,39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store/product/100-unids-lote-3216-1206-SMD-Led-Super-brillante-rojo-Verde-azul-agua-clara-luz-LED/1326062_32889348579.html?spm=a219c.search0104.3.10.220a68cavjosj0&amp;ws_ab_test=searchweb0_0%2Csearchweb201602_4_10065_10068_5910015_1">https://es.aliexpress.com/store/product/100-unids-lote-3216-1206-SMD-Led-Super-brillante-rojo-Verde-azul-agua-clara-luz-LED/1326062_32889348579.html?spm=a219c.search0104.3.10.220a68cavjosj0&amp;ws_ab_test=searchweb0_0%2Csearchweb201602_4_10065_10068_5910015_1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LED 1206 blanc</text:p>
          </table:table-cell>
          <table:table-cell office:value-type="float" office:value="6.5599999999999999E-3" table:formula="of:=[.J50]/100" table:style-name="ce8">
            <text:p>0,01 €<text:s/></text:p>
          </table:table-cell>
          <table:table-cell office:value-type="float" office:value="3" table:style-name="ce9">
            <text:p>3</text:p>
          </table:table-cell>
          <table:table-cell office:value-type="float" office:value="1.968E-2" table:formula="of:=[.C50]*[.D50]" table:style-name="ce8">
            <text:p>0,02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0.59040000000000004" table:formula="of:=[.C50]*[.F50]" table:style-name="ce8">
            <text:p>0,59 €<text:s/></text:p>
          </table:table-cell>
          <table:table-cell table:number-columns-repeated="2" table:style-name="ce8"/>
          <table:table-cell office:value-type="float" office:value="0.65600000000000003" table:formula="of:=0.53+(3.3-(0.52+0.42+0.53+0.53+0.67))/5" table:style-name="ce8">
            <text:p>0,66 €<text:s/></text:p>
          </table:table-cell>
          <table:table-cell office:value-type="string" table:style-name="ce10">
            <text:p><text:a xlink:href="https://es.aliexpress.com/store/product/100PCS-SMD-1206-White-Led-Free-Shipping-1206-smd-led-cool-white-Super-Bright-LED-Diode/1758868_32368682563.html?spm=a219c.search0104.3.37.f02d5198T3e6VV&amp;ws_ab_test=searchweb0_0,searchweb201602_4_10065_10068_5910015_">https://es.aliexpress.com/store/product/100PCS-SMD-1206-White-Led-Free-Shipping-1206-smd-led-cool-white-Super-Bright-LED-Diode/1758868_32368682563.html?spm=a219c.search0104.3.37.f02d5198T3e6VV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LED RGB 5mm</text:p>
          </table:table-cell>
          <table:table-cell office:value-type="float" office:value="3.9800000000000002E-2" table:formula="of:=[.I51]/20" table:style-name="ce8">
            <text:p>0,04 €<text:s/></text:p>
          </table:table-cell>
          <table:table-cell office:value-type="float" office:value="1" table:style-name="ce9">
            <text:p>1</text:p>
          </table:table-cell>
          <table:table-cell office:value-type="float" office:value="3.9800000000000002E-2" table:formula="of:=[.C51]*[.D51]" table:style-name="ce8">
            <text:p>0,04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1.194" table:formula="of:=[.C51]*[.F51]" table:style-name="ce8">
            <text:p>1,19 €<text:s/></text:p>
          </table:table-cell>
          <table:table-cell table:style-name="ce8"/>
          <table:table-cell office:value-type="float" office:value="0.79600000000000004" table:formula="of:=0.67+(3.3-(0.52+0.42+0.53+0.53+0.67))/5" table:style-name="ce8">
            <text:p>0,80 €<text:s/></text:p>
          </table:table-cell>
          <table:table-cell table:style-name="ce8"/>
          <table:table-cell office:value-type="string" table:style-name="ce10">
            <text:p><text:a xlink:href="https://es.aliexpress.com/store/product/20pcs-5mm-RGB-LED-Common-Cathode-Tri-Color-Emitting-Diodes-f5-RGB-Diffused-5mm-led-red/1758868_32666259962.html?spm=a219c.search0104.3.51.79a833ddt9SRBE&amp;ws_ab_test=searchweb0_0,searchweb201602_4_10065_10068_5910015_">https://es.aliexpress.com/store/product/20pcs-5mm-RGB-LED-Common-Cathode-Tri-Color-Emitting-Diodes-f5-RGB-Diffused-5mm-led-red/1758868_32666259962.html?spm=a219c.search0104.3.51.79a833ddt9SRBE&amp;ws_ab_test=searchweb0_0,searchweb201602_4_10065_10068_5910015_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Display 0.96"</text:p>
          </table:table-cell>
          <table:table-cell office:value-type="float" office:value="1.9390000000000001" table:formula="of:=[.H52]/10" table:style-name="ce8">
            <text:p>1,94 €<text:s/></text:p>
          </table:table-cell>
          <table:table-cell office:value-type="float" office:value="1" table:style-name="ce9">
            <text:p>1</text:p>
          </table:table-cell>
          <table:table-cell office:value-type="float" office:value="1.9390000000000001" table:formula="of:=[.C52]*[.D52]" table:style-name="ce8">
            <text:p>1,94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58.17" table:formula="of:=[.C52]*[.F52]" table:style-name="ce8">
            <text:p>58,17 €<text:s/></text:p>
          </table:table-cell>
          <table:table-cell office:value-type="float" office:value="19.39" table:style-name="ce8">
            <text:p>19,39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10pcs-0-96-blue-0-96-inch-OLED-module-New-128X64-OLED-LCD-LED-Display-Module/1022067_32640619833.html?spm=a219c.search0104.3.78.31402ac2tGp7Ui&amp;ws_ab_test=searchweb0_0,searchweb201602_4_10065_10068_5910015_10547_5890">https://es.aliexpress.com/store/product/10pcs-0-96-blue-0-96-inch-OLED-module-New-128X64-OLED-LCD-LED-Display-Module/1022067_32640619833.html?spm=a219c.search0104.3.78.31402ac2tGp7Ui&amp;ws_ab_test=searchweb0_0,searchweb201602_4_10065_10068_5910015_10547_5890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Expansor pins mcp23017</text:p>
          </table:table-cell>
          <table:table-cell office:value-type="float" office:value="0.92799999999999994" table:formula="of:=[.H53]/10" table:style-name="ce8">
            <text:p>0,93 €<text:s/></text:p>
          </table:table-cell>
          <table:table-cell office:value-type="float" office:value="1" table:style-name="ce9">
            <text:p>1</text:p>
          </table:table-cell>
          <table:table-cell office:value-type="float" office:value="0.92799999999999994" table:formula="of:=[.C53]*[.D53]" table:style-name="ce8">
            <text:p>0,93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27.839999999999996" table:formula="of:=[.C53]*[.F53]" table:style-name="ce8">
            <text:p>27,84 €<text:s/></text:p>
          </table:table-cell>
          <table:table-cell office:value-type="float" office:value="9.2799999999999994" table:style-name="ce8">
            <text:p>9,28 €<text:s/></text:p>
          </table:table-cell>
          <table:table-cell table:number-columns-repeated="2" table:style-name="ce8"/>
          <table:table-cell office:value-type="string" table:style-name="ce10">
            <text:p><text:a xlink:href="https://es.aliexpress.com/store/product/MCP23017-Serial-Interface-Module-IIC-I2C-SPI-MCP23S17-Bidirectional-16-Bit-I-O-Expander-Pins-10Mhz/1185416_32830799627.html?spm=a219c.search0104.3.8.70a31ef9O1eBoC&amp;ws_ab_test=searchweb0_0,searchweb201602_4_10065_100">https://es.aliexpress.com/store/product/MCP23017-Serial-Interface-Module-IIC-I2C-SPI-MCP23S17-Bidirectional-16-Bit-I-O-Expander-Pins-10Mhz/1185416_32830799627.html?spm=a219c.search0104.3.8.70a31ef9O1eBoC&amp;ws_ab_test=searchweb0_0,searchweb201602_4_10065_100</text:a></text:p>
          </table:table-cell>
          <table:table-cell table:number-columns-repeated="16373" table:style-name="ce1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 table:style-name="ce8"/>
          <table:table-cell table:style-name="ce12"/>
          <table:table-cell table:number-columns-repeated="4" table:style-name="ce8"/>
          <table:table-cell table:style-name="ce10"/>
          <table:table-cell table:number-columns-repeated="16373" table:style-name="ce1"/>
        </table:table-row>
        <table:table-row table:style-name="ro2">
          <table:table-cell/>
          <table:table-cell office:value-type="string" table:style-name="ce4">
            <text:p>Component</text:p>
          </table:table-cell>
          <table:table-cell office:value-type="string" table:style-name="ce4">
            <text:p>Preu ud</text:p>
          </table:table-cell>
          <table:table-cell office:value-type="string" table:style-name="ce4">
            <text:p>Qt</text:p>
          </table:table-cell>
          <table:table-cell office:value-type="string" table:style-name="ce5">
            <text:p>COST</text:p>
          </table:table-cell>
          <table:table-cell table:style-name="ce14"/>
          <table:table-cell table:style-name="ce5"/>
          <table:table-cell office:value-type="string" table:style-name="ce4">
            <text:p>Preu x10</text:p>
          </table:table-cell>
          <table:table-cell office:value-type="string" table:style-name="ce4">
            <text:p>Preu x20</text:p>
          </table:table-cell>
          <table:table-cell office:value-type="string" table:style-name="ce4">
            <text:p>Preu x100</text:p>
          </table:table-cell>
          <table:table-cell office:value-type="string" table:style-name="ce4">
            <text:p>Link</text:p>
          </table:table-cell>
          <table:table-cell table:style-name="ce4"/>
          <table:table-cell table:number-columns-repeated="16372"/>
        </table:table-row>
        <table:table-row table:style-name="ro2">
          <table:table-cell/>
          <table:table-cell office:value-type="string" table:style-name="ce4">
            <text:p>SUMA</text:p>
          </table:table-cell>
          <table:table-cell office:value-type="float" office:value="23.261666666666667" table:formula="of:=SUM([.C57:.C77])" table:style-name="ce6">
            <text:p>23,26 €<text:s/></text:p>
          </table:table-cell>
          <table:table-cell office:value-type="float" office:value="13" table:formula="of:=SUM([.D57:.D77])" table:style-name="ce7">
            <text:p>13</text:p>
          </table:table-cell>
          <table:table-cell office:value-type="float" office:value="31.183" table:formula="of:=SUM([.E57:.E77])" table:style-name="ce6">
            <text:p>31,18 €<text:s/></text:p>
          </table:table-cell>
          <table:table-cell office:value-type="float" office:value="300" table:formula="of:=SUM([.F57:.F77])" table:style-name="ce7">
            <text:p>300</text:p>
          </table:table-cell>
          <table:table-cell office:value-type="float" office:value="697.77" table:formula="of:=SUM([.G57:.G77])" table:style-name="ce6">
            <text:p>697,77 €<text:s/></text:p>
          </table:table-cell>
          <table:table-cell office:value-type="float" office:value="0" table:formula="of:=SUM([.H57:.H77])" table:style-name="ce6">
            <text:p>- €<text:s/></text:p>
          </table:table-cell>
          <table:table-cell office:value-type="float" office:value="56.84" table:formula="of:=SUM([.I57:.I77])" table:style-name="ce6">
            <text:p>56,84 €<text:s/></text:p>
          </table:table-cell>
          <table:table-cell office:value-type="float" office:value="0" table:formula="of:=SUM([.J57:.J77])" table:style-name="ce6">
            <text:p>- €<text:s/>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/>
          <table:table-cell office:value-type="string" table:style-name="ce1">
            <text:p>Rodes minisumo 33x20</text:p>
          </table:table-cell>
          <table:table-cell office:value-type="float" office:value="0.65700000000000003" table:formula="of:=[.I57]/20" table:style-name="ce8">
            <text:p>0,66 €<text:s/></text:p>
          </table:table-cell>
          <table:table-cell office:value-type="float" office:value="2" table:style-name="ce9">
            <text:p>2</text:p>
          </table:table-cell>
          <table:table-cell office:value-type="float" office:value="1.3140000000000001" table:formula="of:=[.C57]*[.D57]" table:style-name="ce8">
            <text:p>1,31 €<text:s/></text:p>
          </table:table-cell>
          <table:table-cell office:value-type="float" office:value="0" table:style-name="ce12">
            <text:p>0,00</text:p>
          </table:table-cell>
          <table:table-cell office:value-type="float" office:value="0" table:formula="of:=[.C57]*[.F57]" table:style-name="ce8">
            <text:p>- €<text:s/></text:p>
          </table:table-cell>
          <table:table-cell table:style-name="ce8"/>
          <table:table-cell office:value-type="float" office:value="13.14" table:style-name="ce8">
            <text:p>13,14 €<text:s/></text:p>
          </table:table-cell>
          <table:table-cell table:style-name="ce8"/>
          <table:table-cell office:value-type="string" table:style-name="ce10">
            <text:p><text:a xlink:href="https://es.aliexpress.com/store/product/10-piezas-K346-43-19-3mm-d-hole-caucho-rueda-conveniente-para-N20-Motor-D-eje/1965526_32891298768.html?spm=a219c.search0104.3.115.5b6f5f63GWqcG9&amp;ws_ab_test=searchweb0_0%2Csearchweb201602_4_10065_10068_10547_10059_10">https://es.aliexpress.com/store/product/10-piezas-K346-43-19-3mm-d-hole-caucho-rueda-conveniente-para-N20-Motor-D-eje/1965526_32891298768.html?spm=a219c.search0104.3.115.5b6f5f63GWqcG9&amp;ws_ab_test=searchweb0_0%2Csearchweb201602_4_10065_10068_10547_10059_10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ensor línia</text:p>
          </table:table-cell>
          <table:table-cell office:value-type="float" office:value="2" table:style-name="ce8">
            <text:p>2,00 €<text:s/></text:p>
          </table:table-cell>
          <table:table-cell office:value-type="float" office:value="3" table:style-name="ce9">
            <text:p>3</text:p>
          </table:table-cell>
          <table:table-cell office:value-type="float" office:value="6" table:formula="of:=[.C58]*[.D58]" table:style-name="ce8">
            <text:p>6,00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180" table:formula="of:=[.C58]*[.F58]" table:style-name="ce8">
            <text:p>180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-line-sensor-ml1">http://www.jsumo.com/micro-line-sensor-ml1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ensor distància</text:p>
          </table:table-cell>
          <table:table-cell office:value-type="float" office:value="0.53966666666666674" table:formula="of:=16.19/30" table:style-name="ce8">
            <text:p>0,54 €<text:s/></text:p>
          </table:table-cell>
          <table:table-cell office:value-type="float" office:value="3" table:style-name="ce9">
            <text:p>3</text:p>
          </table:table-cell>
          <table:table-cell office:value-type="float" office:value="1.6190000000000002" table:formula="of:=[.C59]*[.D59]" table:style-name="ce8">
            <text:p>1,62 €<text:s/></text:p>
          </table:table-cell>
          <table:table-cell office:value-type="float" office:value="90" table:formula="of:=[.$C$2]*3" table:style-name="ce12">
            <text:p>90,00</text:p>
          </table:table-cell>
          <table:table-cell office:value-type="float" office:value="48.570000000000007" table:formula="of:=[.C59]*[.F59]" table:style-name="ce8">
            <text:p>48,57 €<text:s/></text:p>
          </table:table-cell>
          <table:table-cell table:number-columns-repeated="3" table:style-name="ce8"/>
          <table:table-cell office:value-type="string" table:style-name="ce10">
            <text:p><text:a xlink:href="https://es.aliexpress.com/item/Smart-Electronics-New-for-Arduino-Diy-Smart-Car-Robot-Reflective-Photoelectric-3pin-IR-Infrared-Obstacle-Avoidance/32461659104.html">https://es.aliexpress.com/item/Smart-Electronics-New-for-Arduino-Diy-Smart-Car-Robot-Reflective-Photoelectric-3pin-IR-Infrared-Obstacle-Avoidance/32461659104.html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Start module</text:p>
          </table:table-cell>
          <table:table-cell office:value-type="float" office:value="5.5" table:style-name="ce8">
            <text:p>5,50 €<text:s/></text:p>
          </table:table-cell>
          <table:table-cell office:value-type="float" office:value="1" table:style-name="ce9">
            <text:p>1</text:p>
          </table:table-cell>
          <table:table-cell office:value-type="float" office:value="5.5" table:formula="of:=[.C60]*[.D60]" table:style-name="ce8">
            <text:p>5,50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165" table:formula="of:=[.C60]*[.F60]" table:style-name="ce8">
            <text:p>165,00 €<text:s/></text:p>
          </table:table-cell>
          <table:table-cell table:number-columns-repeated="3" table:style-name="ce8"/>
          <table:table-cell office:value-type="string" table:style-name="ce10">
            <text:p><text:a xlink:href="http://www.jsumo.com/microstart-sumo-minisumo-robot-start-module">http://www.jsumo.com/microstart-sumo-minisumo-robot-start-module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Bateria 2S 850mAh</text:p>
          </table:table-cell>
          <table:table-cell office:value-type="float" office:value="5.77" table:style-name="ce8">
            <text:p>5,77 €<text:s/></text:p>
          </table:table-cell>
          <table:table-cell office:value-type="float" office:value="1" table:style-name="ce9">
            <text:p>1</text:p>
          </table:table-cell>
          <table:table-cell office:value-type="float" office:value="5.77" table:formula="of:=[.C61]*[.D61]" table:style-name="ce8">
            <text:p>5,77 €<text:s/></text:p>
          </table:table-cell>
          <table:table-cell office:value-type="float" office:value="30" table:formula="of:=[.$C$2]*1" table:style-name="ce12">
            <text:p>30,00</text:p>
          </table:table-cell>
          <table:table-cell office:value-type="float" office:value="173.1" table:formula="of:=[.C61]*[.F61]" table:style-name="ce8">
            <text:p>173,10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turnigy-nano-tech-850mah-2s-25-40c-lipo-pack.html">https://hobbyking.com/es_es/turnigy-nano-tech-850mah-2s-25-40c-lipo-pack.html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Carregador bateries</text:p>
          </table:table-cell>
          <table:table-cell office:value-type="float" office:value="6.61" table:style-name="ce8">
            <text:p>6,61 €<text:s/></text:p>
          </table:table-cell>
          <table:table-cell office:value-type="float" office:value="1" table:style-name="ce9">
            <text:p>1</text:p>
          </table:table-cell>
          <table:table-cell office:value-type="float" office:value="6.61" table:formula="of:=[.C62]*[.D62]" table:style-name="ce8">
            <text:p>6,61 €<text:s/></text:p>
          </table:table-cell>
          <table:table-cell office:value-type="float" office:value="0" table:style-name="ce12">
            <text:p>0,00</text:p>
          </table:table-cell>
          <table:table-cell office:value-type="float" office:value="0" table:formula="of:=[.C62]*[.F62]" table:style-name="ce8">
            <text:p>- €<text:s/></text:p>
          </table:table-cell>
          <table:table-cell table:number-columns-repeated="3" table:style-name="ce8"/>
          <table:table-cell office:value-type="string" table:style-name="ce10">
            <text:p><text:a xlink:href="https://hobbyking.com/es_es/hobbykingr-b3ac-compact-charger-eu-plug.html">https://hobbyking.com/es_es/hobbykingr-b3ac-compact-charger-eu-plug.html</text:a></text:p>
          </table:table-cell>
          <table:table-cell table:number-columns-repeated="16373" table:style-name="ce1"/>
        </table:table-row>
        <table:table-row table:style-name="ro2">
          <table:table-cell/>
          <table:table-cell office:value-type="string" table:style-name="ce1">
            <text:p>Motors Pololu 1:50</text:p>
          </table:table-cell>
          <table:table-cell office:value-type="float" office:value="2.1850000000000001" table:formula="of:=[.I63]/20" table:style-name="ce8">
            <text:p>2,19 €<text:s/></text:p>
          </table:table-cell>
          <table:table-cell office:value-type="float" office:value="2" table:style-name="ce9">
            <text:p>2</text:p>
          </table:table-cell>
          <table:table-cell office:value-type="float" office:value="4.37" table:formula="of:=[.C63]*[.D63]" table:style-name="ce8">
            <text:p>4,37 €<text:s/></text:p>
          </table:table-cell>
          <table:table-cell office:value-type="float" office:value="60" table:formula="of:=[.$C$2]*2" table:style-name="ce12">
            <text:p>60,00</text:p>
          </table:table-cell>
          <table:table-cell office:value-type="float" office:value="131.1" table:formula="of:=[.C63]*[.F63]" table:style-name="ce8">
            <text:p>131,10 €<text:s/></text:p>
          </table:table-cell>
          <table:table-cell table:style-name="ce8"/>
          <table:table-cell office:value-type="float" office:value="43.7" table:style-name="ce8">
            <text:p>43,70 €<text:s/></text:p>
          </table:table-cell>
          <table:table-cell table:style-name="ce8"/>
          <table:table-cell office:value-type="string" table:style-name="ce10">
            <text:p><text:a xlink:href="https://www.aliexpress.com/item/12MM-6V-300RPM-Powerful-High-Torque-DC-Gear-Box-Motor/32277738334.html">https://www.aliexpress.com/item/12MM-6V-300RPM-Powerful-High-Torque-DC-Gear-Box-Motor/32277738334.html</text:a></text:p>
          </table:table-cell>
          <table:table-cell table:number-columns-repeated="16373" table:style-name="ce1"/>
        </table:table-row>
        <table:table-row table:style-name="ro2">
          <table:table-cell/>
          <table:table-cell table:style-name="ce1"/>
          <table:table-cell table:style-name="ce8"/>
          <table:table-cell table:style-name="ce9"/>
          <table:table-cell table:number-columns-repeated="6" table:style-name="ce8"/>
          <table:table-cell table:style-name="ce10"/>
          <table:table-cell table:number-columns-repeated="16373" table:style-name="ce1"/>
        </table:table-row>
        <table:table-row table:number-rows-repeated="6" table:style-name="ro2">
          <table:table-cell table:number-columns-repeated="2"/>
          <table:table-cell table:style-name="ce8"/>
          <table:table-cell table:style-name="ce9"/>
          <table:table-cell table:number-columns-repeated="6" table:style-name="ce8"/>
          <table:table-cell table:style-name="ce10"/>
          <table:table-cell table:number-columns-repeated="16373"/>
        </table:table-row>
        <table:table-row table:number-rows-repeated="11" table:style-name="ro2">
          <table:table-cell table:number-columns-repeated="2"/>
          <table:table-cell table:style-name="ce8"/>
          <table:table-cell table:style-name="ce9"/>
          <table:table-cell table:number-columns-repeated="3" table:style-name="ce8"/>
          <table:table-cell table:number-columns-repeated="2" table:style-name="ce1"/>
          <table:table-cell table:style-name="ce8"/>
          <table:table-cell table:style-name="ce10"/>
          <table:table-cell table:number-columns-repeated="16373"/>
        </table:table-row>
        <table:table-row table:number-rows-repeated="104849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  <number:text> € </number:text>
    </number:number-style>
    <number:number-style style:name="N36P1">
      <number:number number:decimal-places="2" number:min-integer-digits="1" number:grouping="true"/>
      <number:text> € </number:text>
    </number:number-style>
    <number:number-style style:name="N36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Currency" style:family="table-cell" style:data-style-name="N36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icent Colomar Prats</meta:initial-creator>
    <dc:creator>Vicent Colomar Prats</dc:creator>
    <meta:creation-date>2018-08-27T20:23:55Z</meta:creation-date>
    <dc:date>2018-12-12T11:08:46Z</dc:date>
  </office:meta>
</office:document-meta>
</file>